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2" svg:font-family="MSI_Z042" style:font-pitch="variable"/>
    <style:font-face style:name="MSI_Z043" svg:font-family="MSI_Z043" style:font-pitch="variable"/>
    <style:font-face style:name="MSI_Z044" svg:font-family="MSI_Z044" style:font-pitch="variable"/>
    <style:font-face style:name="MSI_Z045" svg:font-family="MSI_Z045" style:font-pitch="variable"/>
    <style:font-face style:name="MSI_Z046" svg:font-family="MSI_Z046" style:font-pitch="variable"/>
    <style:font-face style:name="MSI_Z047" svg:font-family="MSI_Z047" style:font-pitch="variable"/>
    <style:font-face style:name="MSI_Z048" svg:font-family="MSI_Z048" style:font-pitch="variable"/>
    <style:font-face style:name="MSI_Z049" svg:font-family="MSI_Z049" style:font-pitch="variable"/>
    <style:font-face style:name="MSI_Z050" svg:font-family="MSI_Z050" style:font-pitch="variable"/>
    <style:font-face style:name="MSI_Z051" svg:font-family="MSI_Z051" style:font-pitch="variable"/>
    <style:font-face style:name="MSI_Z052" svg:font-family="MSI_Z052" style:font-pitch="variable"/>
    <style:font-face style:name="MSI_Z053" svg:font-family="MSI_Z053" style:font-pitch="variable"/>
    <style:font-face style:name="MSI_Z054" svg:font-family="MSI_Z054" style:font-pitch="variable"/>
    <style:font-face style:name="MSI_Z055" svg:font-family="MSI_Z055" style:font-pitch="variable"/>
    <style:font-face style:name="MSI_Z056" svg:font-family="MSI_Z056" style:font-pitch="variable"/>
    <style:font-face style:name="MSI_Z057" svg:font-family="MSI_Z057" style:font-pitch="variable"/>
    <style:font-face style:name="MSI_Z058" svg:font-family="MSI_Z058" style:font-pitch="variable"/>
    <style:font-face style:name="MSI_Z059" svg:font-family="MSI_Z059" style:font-pitch="variable"/>
    <style:font-face style:name="MSI_Z060" svg:font-family="MSI_Z060" style:font-pitch="variable"/>
    <style:font-face style:name="MSI_Z061" svg:font-family="MSI_Z061" style:font-pitch="variable"/>
    <style:font-face style:name="Liberation Serif" svg:font-family="'Liberation Serif'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QCF_P042" svg:font-family="QCF_P042" style:font-family-generic="roman" style:font-pitch="variable"/>
    <style:font-face style:name="QCF_P043" svg:font-family="QCF_P043" style:font-family-generic="roman" style:font-pitch="variable"/>
    <style:font-face style:name="QCF_P044" svg:font-family="QCF_P044" style:font-family-generic="roman" style:font-pitch="variable"/>
    <style:font-face style:name="QCF_P045" svg:font-family="QCF_P045" style:font-family-generic="roman" style:font-pitch="variable"/>
    <style:font-face style:name="QCF_P046" svg:font-family="QCF_P046" style:font-family-generic="roman" style:font-pitch="variable"/>
    <style:font-face style:name="QCF_P047" svg:font-family="QCF_P047" style:font-family-generic="roman" style:font-pitch="variable"/>
    <style:font-face style:name="QCF_P048" svg:font-family="QCF_P048" style:font-family-generic="roman" style:font-pitch="variable"/>
    <style:font-face style:name="QCF_P049" svg:font-family="QCF_P049" style:font-family-generic="roman" style:font-pitch="variable"/>
    <style:font-face style:name="QCF_P050" svg:font-family="QCF_P050" style:font-family-generic="roman" style:font-pitch="variable"/>
    <style:font-face style:name="QCF_P051" svg:font-family="QCF_P051" style:font-family-generic="roman" style:font-pitch="variable"/>
    <style:font-face style:name="QCF_P052" svg:font-family="QCF_P052" style:font-family-generic="roman" style:font-pitch="variable"/>
    <style:font-face style:name="QCF_P053" svg:font-family="QCF_P053" style:font-family-generic="roman" style:font-pitch="variable"/>
    <style:font-face style:name="QCF_P054" svg:font-family="QCF_P054" style:font-family-generic="roman" style:font-pitch="variable"/>
    <style:font-face style:name="QCF_P055" svg:font-family="QCF_P055" style:font-family-generic="roman" style:font-pitch="variable"/>
    <style:font-face style:name="QCF_P056" svg:font-family="QCF_P056" style:font-family-generic="roman" style:font-pitch="variable"/>
    <style:font-face style:name="QCF_P057" svg:font-family="QCF_P057" style:font-family-generic="roman" style:font-pitch="variable"/>
    <style:font-face style:name="QCF_P058" svg:font-family="QCF_P058" style:font-family-generic="roman" style:font-pitch="variable"/>
    <style:font-face style:name="QCF_P059" svg:font-family="QCF_P059" style:font-family-generic="roman" style:font-pitch="variable"/>
    <style:font-face style:name="QCF_P060" svg:font-family="QCF_P060" style:font-family-generic="roman" style:font-pitch="variable"/>
    <style:font-face style:name="QCF_P061" svg:font-family="QCF_P0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a9ed1" style:font-size-asian="23.5pt" style:font-name-complex="MSI_Z043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89c29" style:font-size-asian="23.5pt" style:font-name-complex="MSI_Z044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d1c82" style:font-size-asian="23.5pt" style:font-name-complex="MSI_Z04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d2a10" style:font-size-asian="23.5pt" style:font-name-complex="MSI_Z046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eab82" style:font-size-asian="23.5pt" style:font-name-complex="MSI_Z047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f2cad" style:font-size-asian="23.5pt" style:font-name-complex="MSI_Z048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01a84" style:font-size-asian="23.5pt" style:font-name-complex="MSI_Z049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370c" style:font-size-asian="23.5pt" style:font-name-complex="MSI_Z051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370c" style:font-size-asian="23.5pt" style:font-name-complex="MSI_Z052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dbbc" style:font-size-asian="23.5pt" style:font-name-complex="MSI_Z054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e5a9" style:font-size-asian="23.5pt" style:font-name-complex="MSI_Z055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2f192" style:font-size-asian="23.5pt" style:font-name-complex="MSI_Z056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4dcd5" style:font-size-asian="23.5pt" style:font-name-complex="MSI_Z057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62f62" style:font-size-asian="23.5pt" style:font-name-complex="MSI_Z059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637c9" style:font-size-asian="23.5pt" style:font-name-complex="MSI_Z061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a62f0" style:font-size-asian="23.5pt" style:font-name-complex="MSI_Z042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89c29" style:font-size-asian="23.5pt" style:font-name-complex="MSI_Z044" style:font-size-complex="23.5pt"/>
    </style:style>
    <style:style style:name="P19" style:family="paragraph" style:parent-style-name="Standard" style:master-page-name="Standard">
      <style:paragraph-properties fo:text-align="justify" fo:text-align-last="justify" style:justify-single-word="true" style:page-number="42" fo:break-before="auto" fo:break-after="auto" style:writing-mode="rl-tb"/>
      <style:text-properties style:use-window-font-color="true" style:font-name="QCF_P030" fo:font-size="23.5pt" officeooo:paragraph-rsid="003a62f0" style:font-size-asian="23.5pt" style:font-name-complex="MSI_Z042" style:font-size-complex="23.5pt"/>
    </style:style>
    <style:style style:name="P20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50" fo:font-size="23.5pt" officeooo:rsid="0048dd97" officeooo:paragraph-rsid="0048dd97" style:font-size-asian="23.5pt" style:font-name-complex="MSI_Z050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b694b" style:font-size-asian="23.5pt" style:font-name-complex="MSI_Z053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c6d02" style:font-size-asian="23.5pt" style:font-name-complex="MSI_Z058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ca580" style:font-size-asian="23.5pt" style:font-name-complex="MSI_Z060" style:font-size-complex="23.5pt"/>
    </style:style>
    <style:style style:name="P24" style:family="paragraph" style:parent-style-name="Standard">
      <style:paragraph-properties fo:text-align="center" style:justify-single-word="false" style:writing-mode="rl-tb"/>
      <style:text-properties style:use-window-font-color="true" style:font-name="QCF_P050" fo:font-size="23.5pt" officeooo:rsid="0048dd97" officeooo:paragraph-rsid="0048dd97" style:font-size-asian="23.5pt" style:font-name-complex="MSI_Z050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8e2b7" style:font-size-asian="23.5pt" style:font-name-complex="MSI_Z050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b694b" style:font-size-asian="23.5pt" style:font-name-complex="MSI_Z053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c6d02" style:font-size-asian="23.5pt" style:font-name-complex="MSI_Z058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ca580" style:font-size-asian="23.5pt" style:font-name-complex="MSI_Z060" style:font-size-complex="23.5pt"/>
    </style:style>
    <style:style style:name="T1" style:family="text">
      <style:text-properties style:font-name="Liberation Sans"/>
    </style:style>
    <style:style style:name="T2" style:family="text">
      <style:text-properties style:font-name="QCF_P042"/>
    </style:style>
    <style:style style:name="T3" style:family="text">
      <style:text-properties style:font-name="QCF_P043"/>
    </style:style>
    <style:style style:name="T4" style:family="text">
      <style:text-properties style:font-name="QCF_P044"/>
    </style:style>
    <style:style style:name="T5" style:family="text">
      <style:text-properties style:font-name="QCF_P045"/>
    </style:style>
    <style:style style:name="T6" style:family="text">
      <style:text-properties style:font-name="QCF_P046"/>
    </style:style>
    <style:style style:name="T7" style:family="text">
      <style:text-properties style:font-name="QCF_P047"/>
    </style:style>
    <style:style style:name="T8" style:family="text">
      <style:text-properties style:font-name="QCF_P048"/>
    </style:style>
    <style:style style:name="T9" style:family="text">
      <style:text-properties style:font-name="QCF_P049"/>
    </style:style>
    <style:style style:name="T10" style:family="text">
      <style:text-properties style:font-name="QCF_P050"/>
    </style:style>
    <style:style style:name="T11" style:family="text">
      <style:text-properties style:font-name="QCF_P051"/>
    </style:style>
    <style:style style:name="T12" style:family="text">
      <style:text-properties style:font-name="QCF_P052"/>
    </style:style>
    <style:style style:name="T13" style:family="text">
      <style:text-properties style:font-name="QCF_P053"/>
    </style:style>
    <style:style style:name="T14" style:family="text">
      <style:text-properties style:font-name="QCF_P054"/>
    </style:style>
    <style:style style:name="T15" style:family="text">
      <style:text-properties style:font-name="QCF_P055"/>
    </style:style>
    <style:style style:name="T16" style:family="text">
      <style:text-properties style:font-name="QCF_P056"/>
    </style:style>
    <style:style style:name="T17" style:family="text">
      <style:text-properties style:font-name="QCF_P057"/>
    </style:style>
    <style:style style:name="T18" style:family="text">
      <style:text-properties style:font-name="QCF_P058"/>
    </style:style>
    <style:style style:name="T19" style:family="text">
      <style:text-properties style:font-name="QCF_P059"/>
    </style:style>
    <style:style style:name="T20" style:family="text">
      <style:text-properties style:font-name="QCF_P060"/>
    </style:style>
    <style:style style:name="T21" style:family="text">
      <style:text-properties style:font-name="QCF_P061"/>
    </style:style>
    <style:style style:name="T22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oft-page-break/><text:span text:style-name="T2">ﭒ</text:span><text:span text:style-name="T1"> </text:span><text:span text:style-name="T2">ﭓ</text:span><text:span text:style-name="T1"> </text:span><text:span text:style-name="T2">ﭔ</text:span><text:span text:style-name="T1"> </text:span><text:span text:style-name="T2">ﭕ</text:span><text:span text:style-name="T1"> </text:span><text:span text:style-name="T2">ﭖ</text:span><text:span text:style-name="T1"> </text:span><text:span text:style-name="T2">ﭗﭘ</text:span><text:span text:style-name="T1"> </text:span><text:span text:style-name="T2">ﭙ</text:span><text:span text:style-name="T1"> </text:span><text:span text:style-name="T2">ﭚ</text:span><text:span text:style-name="T1"> </text:span><text:span text:style-name="T2">ﭛ</text:span><text:span text:style-name="T1"> </text:span><text:span text:style-name="T2">ﭜﭝ</text:span><text:span text:style-name="T1"> </text:span><text:span text:style-name="T2">ﭞ</text:span><text:span text:style-name="T1"> </text:span><text:span text:style-name="T2">ﭟ</text:span><text:span text:style-name="T1"> </text:span><text:span text:style-name="T2">ﭠﭡ</text:span><text:span text:style-name="T1"> </text:span><text:span text:style-name="T2">ﭢ</text:span><text:span text:style-name="T1"> </text:span><text:span text:style-name="T2">ﭣ</text:span><text:span text:style-name="T1"> </text:span><text:span text:style-name="T2">ﭤ</text:span><text:span text:style-name="T1"> </text:span><text:span text:style-name="T2">ﭥ</text:span><text:span text:style-name="T1"> </text:span><text:span text:style-name="T2">ﭦ</text:span><text:span text:style-name="T1"> </text:span><text:span text:style-name="T2">ﭧ</text:span><text:span text:style-name="T1"> </text:span><text:span text:style-name="T2">ﭨ</text:span><text:span text:style-name="T1"> </text:span><text:span text:style-name="T2">ﭩﭪ</text:span><text:span text:style-name="T1"> </text:span><text:span text:style-name="T2">ﭫ</text:span><text:span text:style-name="T1"> </text:span><text:span text:style-name="T2">ﭬ</text:span><text:span text:style-name="T1"> </text:span><text:span text:style-name="T2">ﭭ</text:span><text:span text:style-name="T1"> </text:span><text:span text:style-name="T2">ﭮ</text:span><text:span text:style-name="T1"> </text:span><text:span text:style-name="T2">ﭯ</text:span><text:span text:style-name="T1"> </text:span><text:span text:style-name="T2">ﭰ</text:span><text:span text:style-name="T1"> </text:span><text:span text:style-name="T2">ﭱ</text:span><text:span text:style-name="T1"> </text:span><text:span text:style-name="T2">ﭲ</text:span><text:span text:style-name="T1"> </text:span><text:span text:style-name="T2">ﭳ</text:span><text:span text:style-name="T1"> </text:span><text:span text:style-name="T2">ﭴ</text:span><text:span text:style-name="T1"> </text:span><text:span text:style-name="T2">ﭵ</text:span><text:span text:style-name="T1"> </text:span><text:span text:style-name="T2">ﭶ</text:span><text:span text:style-name="T1"> </text:span><text:span text:style-name="T2">ﭷ</text:span><text:span text:style-name="T1"> </text:span><text:span text:style-name="T2">ﭸ</text:span><text:span text:style-name="T1"> </text:span><text:span text:style-name="T2">ﭹ</text:span><text:span text:style-name="T1"> </text:span><text:span text:style-name="T2">ﭺ</text:span><text:span text:style-name="T1"> </text:span><text:span text:style-name="T2">ﭻ</text:span><text:span text:style-name="T1"> </text:span><text:span text:style-name="T2">ﭼ</text:span><text:span text:style-name="T1"> </text:span><text:span text:style-name="T2">ﭽ</text:span><text:span text:style-name="T1"> </text:span><text:span text:style-name="T2">ﭾ</text:span><text:span text:style-name="T1"> </text:span><text:span text:style-name="T2">ﭿﮀ</text:span><text:span text:style-name="T1"> </text:span><text:span text:style-name="T2">ﮁ</text:span><text:span text:style-name="T1"> </text:span><text:span text:style-name="T2">ﮂ</text:span><text:span text:style-name="T1"> </text:span><text:span text:style-name="T2">ﮃ</text:span><text:span text:style-name="T1"> </text:span><text:span text:style-name="T2">ﮄ</text:span><text:span text:style-name="T1"> </text:span><text:span text:style-name="T2">ﮅ</text:span><text:span text:style-name="T1"> </text:span><text:span text:style-name="T2">ﮆ</text:span><text:span text:style-name="T1"> </text:span><text:span text:style-name="T2">ﮇ</text:span><text:span text:style-name="T1"> </text:span><text:span text:style-name="T2">ﮈ</text:span><text:span text:style-name="T1"> </text:span><text:span text:style-name="T2">ﮉ</text:span><text:span text:style-name="T1"> </text:span><text:span text:style-name="T2">ﮊ</text:span><text:span text:style-name="T1"> </text:span><text:span text:style-name="T2">ﮋ</text:span><text:span text:style-name="T1"> </text:span><text:span text:style-name="T2">ﮌ</text:span><text:span text:style-name="T1"> </text:span><text:span text:style-name="T2">ﮍ</text:span><text:span text:style-name="T1"> </text:span><text:span text:style-name="T2">ﮎ</text:span><text:span text:style-name="T1"> </text:span><text:span text:style-name="T2">ﮏ</text:span><text:span text:style-name="T1"> </text:span><text:span text:style-name="T2">ﮐ</text:span><text:span text:style-name="T1"> </text:span><text:span text:style-name="T2">ﮑ</text:span><text:span text:style-name="T1"> </text:span><text:span text:style-name="T2">ﮒ</text:span><text:span text:style-name="T1"> </text:span><text:span text:style-name="T2">ﮓ</text:span><text:span text:style-name="T1"> </text:span><text:span text:style-name="T2">ﮔ</text:span><text:span text:style-name="T1"> </text:span><text:span text:style-name="T2">ﮕ</text:span><text:span text:style-name="T1"> </text:span><text:span text:style-name="T2">ﮖ</text:span><text:span text:style-name="T1"> </text:span><text:span text:style-name="T2">ﮗ</text:span><text:span text:style-name="T1"> </text:span><text:span text:style-name="T2">ﮘ</text:span><text:span text:style-name="T1"> </text:span><text:span text:style-name="T2">ﮙ</text:span><text:span text:style-name="T1"> </text:span><text:span text:style-name="T2">ﮚ</text:span><text:span text:style-name="T1"> </text:span><text:span text:style-name="T2">ﮛ</text:span><text:span text:style-name="T1"> </text:span><text:span text:style-name="T2">ﮜ</text:span><text:span text:style-name="T1"> </text:span><text:span text:style-name="T2">ﮝﮞ</text:span><text:span text:style-name="T1"> </text:span><text:span text:style-name="T2">ﮟ</text:span><text:span text:style-name="T1"> </text:span><text:span text:style-name="T2">ﮠ</text:span><text:span text:style-name="T1"> </text:span><text:span text:style-name="T2">ﮡ</text:span><text:span text:style-name="T1"> </text:span><text:span text:style-name="T2">ﮢ</text:span><text:span text:style-name="T1"> </text:span><text:span text:style-name="T2">ﮣ</text:span><text:span text:style-name="T1"> </text:span><text:span text:style-name="T2">ﮤ</text:span><text:span text:style-name="T1"> </text:span><text:span text:style-name="T2">ﮥ</text:span><text:span text:style-name="T1"> </text:span><text:span text:style-name="T2">ﮦ</text:span><text:span text:style-name="T1"> </text:span><text:span text:style-name="T2">ﮧ</text:span><text:span text:style-name="T1"> </text:span><text:span text:style-name="T2">ﮨ</text:span><text:span text:style-name="T1"> </text:span><text:span text:style-name="T2">ﮩﮪ</text:span><text:span text:style-name="T1"> </text:span><text:span text:style-name="T2">ﮫ</text:span><text:span text:style-name="T1"> </text:span><text:span text:style-name="T2">ﮬ</text:span><text:span text:style-name="T1"> </text:span><text:span text:style-name="T2">ﮭ</text:span><text:span text:style-name="T1"> </text:span><text:span text:style-name="T2">ﮮ</text:span><text:span text:style-name="T1"> </text:span><text:span text:style-name="T2">ﮯﮰ</text:span><text:span text:style-name="T1"> </text:span><text:span text:style-name="T2">ﮱ</text:span><text:span text:style-name="T1"> </text:span><text:span text:style-name="T2">ﯓ</text:span><text:span text:style-name="T1"> </text:span><text:span text:style-name="T2">ﯔ</text:span><text:span text:style-name="T1"> </text:span><text:span text:style-name="T2">ﯕ</text:span></text:p>
      <text:p text:style-name="P17"><text:span text:style-name="T1"><text:s/></text:span><text:span text:style-name="T2">ﯖ</text:span><text:span text:style-name="T1"> </text:span><text:span text:style-name="T2">ﯗ</text:span><text:span text:style-name="T1"> </text:span><text:span text:style-name="T2">ﯘﯙ</text:span><text:span text:style-name="T1"> </text:span><text:span text:style-name="T2">ﯚ</text:span><text:span text:style-name="T1"> </text:span><text:span text:style-name="T2">ﯛ</text:span><text:span text:style-name="T1"> </text:span><text:span text:style-name="T2">ﯜ</text:span><text:span text:style-name="T1"> </text:span><text:span text:style-name="T2">ﯝ</text:span><text:span text:style-name="T1"> </text:span><text:span text:style-name="T2">ﯞ</text:span><text:span text:style-name="T1"> </text:span><text:span text:style-name="T2">ﯟ</text:span><text:span text:style-name="T1"> </text:span><text:span text:style-name="T2">ﯠﯡ</text:span><text:span text:style-name="T1"> </text:span><text:span text:style-name="T2">ﯢ</text:span></text:p>
      <text:p text:style-name="P17"><text:span text:style-name="T1"><text:s/></text:span><text:span text:style-name="T2">ﯣ</text:span><text:span text:style-name="T1"> </text:span><text:span text:style-name="T2">ﯤ</text:span><text:span text:style-name="T1"> </text:span><text:span text:style-name="T2">ﯥ</text:span><text:span text:style-name="T1"> </text:span><text:span text:style-name="T2">ﯦ</text:span><text:span text:style-name="T1"> </text:span><text:span text:style-name="T2">ﯧﯨ</text:span><text:span text:style-name="T1"> </text:span><text:span text:style-name="T2">ﯩ</text:span><text:span text:style-name="T1"> </text:span><text:span text:style-name="T2">ﯪ</text:span><text:span text:style-name="T1"> </text:span><text:span text:style-name="T2">ﯫ</text:span><text:span text:style-name="T1"> </text:span><text:span text:style-name="T2">ﯬ</text:span><text:span text:style-name="T1"> </text:span><text:span text:style-name="T2">ﯭ</text:span><text:span text:style-name="T1"> </text:span><text:span text:style-name="T2">ﯮ</text:span><text:span text:style-name="T1"> </text:span><text:span text:style-name="T2">ﯯ</text:span><text:span text:style-name="T1"> </text:span><text:span text:style-name="T2">ﯰﯱ</text:span><text:span text:style-name="T1"> </text:span><text:span text:style-name="T2">ﯲ</text:span><text:span text:style-name="T1"> </text:span><text:span text:style-name="T2">ﯳ</text:span><text:span text:style-name="T1"> </text:span><text:span text:style-name="T2">ﯴ</text:span><text:span text:style-name="T1"> </text:span><text:span text:style-name="T2">ﯵﯶ</text:span><text:span text:style-name="T1"> </text:span><text:span text:style-name="T2">ﯷ</text:span><text:span text:style-name="T1"> </text:span><text:span text:style-name="T2">ﯸ</text:span><text:span text:style-name="T1"> </text:span><text:span text:style-name="T2">ﯹﯺ</text:span><text:span text:style-name="T1"> </text:span><text:span text:style-name="T2">ﯻ</text:span><text:span text:style-name="T1"> </text:span><text:span text:style-name="T2">ﯼ</text:span><text:span text:style-name="T1"> </text:span><text:span text:style-name="T2">ﯽ</text:span><text:span text:style-name="T1"> </text:span><text:span text:style-name="T2">ﯾ</text:span><text:span text:style-name="T1"> </text:span><text:span text:style-name="T2">ﯿ</text:span><text:span text:style-name="T1"> </text:span><text:span text:style-name="T2">ﰀ</text:span><text:span text:style-name="T1"> </text:span><text:span text:style-name="T2">ﰁ</text:span><text:span text:style-name="T1"> </text:span><text:span text:style-name="T2">ﰂﰃ</text:span><text:span text:style-name="T1"> </text:span><text:span text:style-name="T2">ﰄ</text:span><text:span text:style-name="T1"> </text:span><text:span text:style-name="T2">ﰅ</text:span><text:span text:style-name="T1"> </text:span><text:span text:style-name="T2">ﰆ</text:span><text:span text:style-name="T1"> </text:span><text:span text:style-name="T2">ﰇ</text:span><text:span text:style-name="T1"> </text:span><text:span text:style-name="T2">ﰈﰉ</text:span><text:span text:style-name="T1"> </text:span><text:span text:style-name="T2">ﰊ</text:span><text:span text:style-name="T1"> </text:span><text:span text:style-name="T2">ﰋ</text:span><text:span text:style-name="T1"> </text:span><text:span text:style-name="T2">ﰌ</text:span><text:span text:style-name="T1"> </text:span><text:span text:style-name="T2">ﰍ</text:span><text:span text:style-name="T1"> </text:span><text:span text:style-name="T2">ﰎ</text:span><text:span text:style-name="T1"> </text:span><text:span text:style-name="T2">ﰏ</text:span><text:span text:style-name="T1"> </text:span><text:span text:style-name="T2">ﰐ</text:span><text:span text:style-name="T1"> </text:span><text:span text:style-name="T2">ﰑ</text:span><text:span text:style-name="T1"> </text:span><text:span text:style-name="T2">ﰒ</text:span><text:span text:style-name="T1"> </text:span><text:span text:style-name="T2">ﰓ</text:span><text:span text:style-name="T1"> </text:span><text:span text:style-name="T2">ﰔ</text:span><text:span text:style-name="T1"> </text:span><text:span text:style-name="T2">ﰕﰖ</text:span><text:span text:style-name="T1"> </text:span><text:span text:style-name="T2">ﰗ</text:span><text:span text:style-name="T1"> </text:span><text:span text:style-name="T2">ﰘ</text:span><text:span text:style-name="T1"> </text:span><text:span text:style-name="T2">ﰙ</text:span><text:span text:style-name="T1"> </text:span><text:span text:style-name="T2">ﰚ</text:span></text:p>
      <text:p text:style-name="P2"><text:span text:style-name="T3">ﭑ</text:span><text:span text:style-name="T1"> </text:span><text:span text:style-name="T3">ﭒ</text:span><text:span text:style-name="T1"> </text:span><text:span text:style-name="T3">ﭓ</text:span><text:span text:style-name="T1"> </text:span><text:span text:style-name="T3">ﭔ</text:span><text:span text:style-name="T1"> </text:span><text:span text:style-name="T3">ﭕ</text:span><text:span text:style-name="T1"> </text:span><text:span text:style-name="T3">ﭖ</text:span><text:span text:style-name="T1"> </text:span><text:span text:style-name="T3">ﭗ</text:span><text:span text:style-name="T1"> </text:span><text:span text:style-name="T3">ﭘ</text:span><text:span text:style-name="T1"> </text:span><text:span text:style-name="T3">ﭙﭚ</text:span><text:span text:style-name="T1"> </text:span><text:span text:style-name="T3">ﭛ</text:span><text:span text:style-name="T1"> </text:span><text:span text:style-name="T3">ﭜ</text:span><text:span text:style-name="T1"> </text:span><text:span text:style-name="T3">ﭝ</text:span><text:span text:style-name="T1"> </text:span><text:span text:style-name="T3">ﭞ</text:span><text:span text:style-name="T1"> </text:span><text:span text:style-name="T3">ﭟ</text:span><text:span text:style-name="T1"> </text:span><text:span text:style-name="T3">ﭠ</text:span><text:span text:style-name="T1"> </text:span><text:span text:style-name="T3">ﭡ</text:span><text:span text:style-name="T1"> </text:span><text:span text:style-name="T3">ﭢ</text:span><text:span text:style-name="T1"> </text:span><text:span text:style-name="T3">ﭣﭤ</text:span><text:span text:style-name="T1"> </text:span><text:span text:style-name="T3">ﭥ</text:span><text:span text:style-name="T1"> </text:span><text:span text:style-name="T3">ﭦ</text:span><text:span text:style-name="T1"> </text:span><text:span text:style-name="T3">ﭧﭨ</text:span><text:span text:style-name="T1"> </text:span><text:span text:style-name="T3">ﭩ</text:span><text:span text:style-name="T1"> </text:span><text:span text:style-name="T3">ﭪ</text:span><text:span text:style-name="T1"> </text:span><text:span text:style-name="T3">ﭫ</text:span><text:span text:style-name="T1"> </text:span><text:span text:style-name="T3">ﭬ</text:span><text:span text:style-name="T1"> </text:span><text:span text:style-name="T3">ﭭ</text:span><text:span text:style-name="T1"> </text:span><text:span text:style-name="T3">ﭮ</text:span><text:span text:style-name="T1"> </text:span><text:span text:style-name="T3">ﭯ</text:span><text:span text:style-name="T1"> </text:span><text:span text:style-name="T3">ﭰ</text:span><text:span text:style-name="T1"> </text:span><text:span text:style-name="T3">ﭱ</text:span><text:span text:style-name="T1"> </text:span><text:span text:style-name="T3">ﭲ</text:span><text:span text:style-name="T1"> </text:span><text:span text:style-name="T3">ﭳ</text:span><text:span text:style-name="T1"> </text:span><text:span text:style-name="T3">ﭴ</text:span><text:span text:style-name="T1"> </text:span><text:span text:style-name="T3">ﭵ</text:span><text:span text:style-name="T1"> </text:span><text:span text:style-name="T3">ﭶ</text:span><text:span text:style-name="T1"> </text:span><text:span text:style-name="T3">ﭷ</text:span><text:span text:style-name="T1"> </text:span><text:span text:style-name="T3">ﭸ</text:span><text:span text:style-name="T1"> </text:span><text:span text:style-name="T3">ﭹ</text:span><text:span text:style-name="T1"> </text:span><text:span text:style-name="T3">ﭺ</text:span><text:span text:style-name="T1"> </text:span><text:span text:style-name="T3">ﭻ</text:span><text:span text:style-name="T1"> </text:span><text:span text:style-name="T3">ﭼ</text:span><text:span text:style-name="T1"> </text:span><text:span text:style-name="T3">ﭽ</text:span><text:span text:style-name="T1"> </text:span><text:span text:style-name="T3">ﭾ</text:span><text:span text:style-name="T1"> </text:span><text:span text:style-name="T3">ﭿ</text:span><text:span text:style-name="T1"> </text:span><text:span text:style-name="T3">ﮀ</text:span><text:span text:style-name="T1"> </text:span><text:span text:style-name="T3">ﮁ</text:span><text:span text:style-name="T1"> </text:span><text:span text:style-name="T3">ﮂ</text:span><text:span text:style-name="T1"> </text:span><text:span text:style-name="T3">ﮃﮄ</text:span><text:span text:style-name="T1"> </text:span><text:span text:style-name="T3">ﮅ</text:span><text:span text:style-name="T1"> </text:span><text:span text:style-name="T3">ﮆ</text:span><text:span text:style-name="T1"> </text:span><text:span text:style-name="T3">ﮇ</text:span><text:span text:style-name="T1"> </text:span><text:span text:style-name="T3">ﮈ</text:span><text:span text:style-name="T1"> </text:span><text:span text:style-name="T3">ﮉ</text:span><text:span text:style-name="T1"> </text:span><text:span text:style-name="T3">ﮊ</text:span><text:span text:style-name="T1"> </text:span><text:span text:style-name="T3">ﮋ</text:span><text:span text:style-name="T1"> </text:span><text:span text:style-name="T3">ﮌ</text:span><text:span text:style-name="T1"> </text:span><text:span text:style-name="T3">ﮍ</text:span><text:span text:style-name="T1"> </text:span><text:span text:style-name="T3">ﮎ</text:span><text:span text:style-name="T1"> </text:span><text:span text:style-name="T3">ﮏ</text:span><text:span text:style-name="T1"> </text:span><text:span text:style-name="T3">ﮐ</text:span><text:span text:style-name="T1"> </text:span><text:span text:style-name="T3">ﮑ</text:span><text:span text:style-name="T1"> </text:span><text:span text:style-name="T3">ﮒ</text:span><text:span text:style-name="T1"> </text:span><text:span text:style-name="T3">ﮓﮔ</text:span><text:span text:style-name="T1"> </text:span><text:span text:style-name="T3">ﮕ</text:span><text:span text:style-name="T1"> </text:span><text:span text:style-name="T3">ﮖ</text:span><text:span text:style-name="T1"> </text:span><text:span text:style-name="T3">ﮗ</text:span><text:span text:style-name="T1"> </text:span><text:span text:style-name="T3">ﮘ</text:span><text:span text:style-name="T1"> </text:span><text:span text:style-name="T3">ﮙ</text:span><text:span text:style-name="T1"> </text:span><text:span text:style-name="T3">ﮚ</text:span><text:span text:style-name="T1"> </text:span><text:span text:style-name="T3">ﮛ</text:span><text:span text:style-name="T1"> </text:span><text:span text:style-name="T3">ﮜ</text:span><text:span text:style-name="T1"> </text:span><text:span text:style-name="T3">ﮝ</text:span><text:span text:style-name="T1"> </text:span><text:span text:style-name="T3">ﮞ</text:span><text:span text:style-name="T1"> </text:span><text:span text:style-name="T3">ﮟ</text:span><text:span text:style-name="T1"> </text:span><text:span text:style-name="T3">ﮠ</text:span><text:span text:style-name="T1"> </text:span><text:span text:style-name="T3">ﮡ</text:span><text:span text:style-name="T1"> </text:span><text:span text:style-name="T3">ﮢ</text:span><text:span text:style-name="T1"> </text:span><text:span text:style-name="T3">ﮣ</text:span><text:span text:style-name="T1"> </text:span><text:span text:style-name="T3">ﮤ</text:span><text:span text:style-name="T1"> </text:span><text:span text:style-name="T3">ﮥ</text:span><text:span text:style-name="T1"> </text:span><text:span text:style-name="T3">ﮦ</text:span><text:span text:style-name="T1"> </text:span><text:span text:style-name="T3">ﮧ</text:span><text:span text:style-name="T1"> </text:span><text:span text:style-name="T3">ﮨ</text:span><text:span text:style-name="T1"> </text:span><text:span text:style-name="T3">ﮩ</text:span><text:span text:style-name="T1"> </text:span><text:span text:style-name="T3">ﮪﮫ</text:span><text:span text:style-name="T1"> </text:span><text:span text:style-name="T3">ﮬ</text:span><text:span text:style-name="T1"> </text:span><text:span text:style-name="T3">ﮭ</text:span><text:span text:style-name="T1"> </text:span><text:span text:style-name="T3">ﮮ</text:span><text:span text:style-name="T1"> </text:span><text:span text:style-name="T3">ﮯ</text:span><text:span text:style-name="T1"> </text:span><text:span text:style-name="T3">ﮰ</text:span><text:span text:style-name="T1"> </text:span><text:span text:style-name="T3">ﮱﯓ</text:span><text:span text:style-name="T1"> </text:span><text:span text:style-name="T3">ﯔ</text:span><text:span text:style-name="T1"> </text:span><text:span text:style-name="T3">ﯕ</text:span><text:span text:style-name="T1"> </text:span><text:span text:style-name="T3">ﯖﯗ</text:span><text:span text:style-name="T1"> </text:span><text:span text:style-name="T3">ﯘ</text:span><text:span text:style-name="T1"> </text:span><text:span text:style-name="T3">ﯙ</text:span><text:span text:style-name="T1"> </text:span><text:span text:style-name="T3">ﯚ</text:span><text:span text:style-name="T1"> </text:span><text:span text:style-name="T3">ﯛ</text:span><text:span text:style-name="T1"> </text:span><text:span text:style-name="T3">ﯜ</text:span><text:span text:style-name="T1"> </text:span><text:span text:style-name="T3">ﯝﯞ</text:span><text:span text:style-name="T1"> </text:span><text:span text:style-name="T3">ﯟ</text:span><text:span text:style-name="T1"> </text:span><text:span text:style-name="T3">ﯠ</text:span><text:span text:style-name="T1"> </text:span><text:span text:style-name="T3">ﯡ</text:span><text:span text:style-name="T1"> </text:span><text:span text:style-name="T3">ﯢ</text:span><text:span text:style-name="T1"> </text:span><text:span text:style-name="T3">ﯣ</text:span><text:span text:style-name="T1"> </text:span><text:span text:style-name="T3">ﯤ</text:span><text:span text:style-name="T1"> </text:span><text:span text:style-name="T3">ﯥ</text:span><text:span text:style-name="T1"> </text:span><text:span text:style-name="T3">ﯦ</text:span><text:span text:style-name="T1"> </text:span><text:span text:style-name="T3">ﯧ</text:span><text:span text:style-name="T1"> </text:span><text:span text:style-name="T3">ﯨ</text:span><text:span text:style-name="T1"> </text:span><text:span text:style-name="T3">ﯩﯪ</text:span><text:span text:style-name="T1"> </text:span><text:span text:style-name="T3">ﯫ</text:span><text:span text:style-name="T1"> </text:span><text:span text:style-name="T3">ﯬ</text:span><text:span text:style-name="T1"> </text:span><text:span text:style-name="T3">ﯭ</text:span><text:span text:style-name="T1"> </text:span><text:span text:style-name="T3">ﯮ</text:span><text:span text:style-name="T1"> </text:span><text:span text:style-name="T3">ﯯ</text:span><text:span text:style-name="T1"> </text:span><text:span text:style-name="T3">ﯰﯱ</text:span><text:span text:style-name="T1"> </text:span><text:span text:style-name="T3">ﯲ</text:span><text:span text:style-name="T1"> </text:span><text:span text:style-name="T3">ﯳ</text:span><text:span text:style-name="T1"> </text:span><text:span text:style-name="T3">ﯴ</text:span><text:span text:style-name="T1"> </text:span><text:span text:style-name="T3">ﯵ</text:span><text:span text:style-name="T1"> </text:span><text:span text:style-name="T3">ﯶ</text:span><text:span text:style-name="T1"> </text:span><text:span text:style-name="T3">ﯷ</text:span><text:span text:style-name="T1"> </text:span><text:span text:style-name="T3">ﯸ</text:span><text:span text:style-name="T1"> </text:span><text:span text:style-name="T3">ﯹﯺ</text:span><text:span text:style-name="T1"> </text:span><text:span text:style-name="T3">ﯻ</text:span><text:span text:style-name="T1"> </text:span><text:span text:style-name="T3">ﯼ</text:span><text:span text:style-name="T1"> </text:span><text:span text:style-name="T3">ﯽ</text:span><text:span text:style-name="T1"> </text:span><text:span text:style-name="T3">ﯾ</text:span><text:span text:style-name="T1"> </text:span><text:span text:style-name="T3">ﯿ</text:span><text:span text:style-name="T1"> </text:span><text:span text:style-name="T3">ﰀ</text:span><text:span text:style-name="T1"> </text:span><text:span text:style-name="T3">ﰁ</text:span><text:span text:style-name="T1"> </text:span><text:span text:style-name="T3">ﰂ</text:span><text:span text:style-name="T1"> </text:span><text:span text:style-name="T3">ﰃ</text:span><text:span text:style-name="T1"> </text:span><text:span text:style-name="T3">ﰄ</text:span><text:span text:style-name="T1"> </text:span><text:span text:style-name="T3">ﰅ</text:span><text:span text:style-name="T1"> </text:span><text:span text:style-name="T3">ﰆ</text:span></text:p>
      <text:p text:style-name="P3"><text:span text:style-name="T4">ﭑ</text:span><text:span text:style-name="T1"> </text:span><text:span text:style-name="T4">ﭒ</text:span><text:span text:style-name="T1"> </text:span><text:span text:style-name="T4">ﭓ</text:span><text:span text:style-name="T1"> </text:span><text:span text:style-name="T4">ﭔ</text:span><text:span text:style-name="T1"> </text:span><text:span text:style-name="T4">ﭕ</text:span><text:span text:style-name="T1"> </text:span><text:span text:style-name="T4">ﭖ</text:span><text:span text:style-name="T1"> </text:span><text:span text:style-name="T4">ﭗ</text:span><text:span text:style-name="T1"> </text:span><text:span text:style-name="T4">ﭘﭙ</text:span><text:span text:style-name="T1"> </text:span><text:span text:style-name="T4">ﭚ</text:span><text:span text:style-name="T1"> </text:span><text:span text:style-name="T4">ﭛ</text:span><text:span text:style-name="T1"> </text:span><text:span text:style-name="T4">ﭜﭝ</text:span><text:span text:style-name="T1"> </text:span><text:span text:style-name="T4">ﭞ</text:span><text:span text:style-name="T1"> </text:span><text:span text:style-name="T4">ﭟ</text:span><text:span text:style-name="T1"> </text:span><text:span text:style-name="T4">ﭠ</text:span><text:span text:style-name="T1"> </text:span><text:span text:style-name="T4">ﭡ</text:span><text:span text:style-name="T1"> </text:span><text:span text:style-name="T4">ﭢﭣ</text:span><text:span text:style-name="T1"> </text:span><text:span text:style-name="T4">ﭤ</text:span><text:span text:style-name="T1"> </text:span><text:span text:style-name="T4">ﭥ</text:span><text:span text:style-name="T1"> </text:span><text:span text:style-name="T4">ﭦ</text:span><text:span text:style-name="T1"> </text:span><text:span text:style-name="T4">ﭧ</text:span><text:span text:style-name="T1"> </text:span><text:span text:style-name="T4">ﭨ</text:span><text:span text:style-name="T1"> </text:span><text:span text:style-name="T4">ﭩ</text:span><text:span text:style-name="T1"> </text:span><text:span text:style-name="T4">ﭪ</text:span><text:span text:style-name="T1"> </text:span><text:span text:style-name="T4">ﭫ</text:span><text:span text:style-name="T1"> </text:span><text:span text:style-name="T4">ﭬ</text:span><text:span text:style-name="T1"> </text:span><text:span text:style-name="T4">ﭭ</text:span><text:span text:style-name="T1"> </text:span><text:span text:style-name="T4">ﭮ</text:span><text:span text:style-name="T1"> </text:span><text:span text:style-name="T4">ﭯ</text:span><text:span text:style-name="T1"> </text:span><text:span text:style-name="T4">ﭰ</text:span><text:span text:style-name="T1"> </text:span><text:span text:style-name="T4">ﭱ</text:span><text:span text:style-name="T1"> </text:span><text:span text:style-name="T4">ﭲ</text:span><text:span text:style-name="T1"> </text:span><text:span text:style-name="T4">ﭳ</text:span><text:span text:style-name="T1"> </text:span><text:span text:style-name="T4">ﭴ</text:span><text:span text:style-name="T1"> </text:span><text:span text:style-name="T4">ﭵﭶ</text:span><text:span text:style-name="T1"> </text:span><text:span text:style-name="T4">ﭷ</text:span><text:span text:style-name="T1"> </text:span><text:span text:style-name="T4">ﭸ</text:span><text:span text:style-name="T1"> </text:span><text:span text:style-name="T4">ﭹ</text:span><text:span text:style-name="T1"> </text:span><text:span text:style-name="T4">ﭺ</text:span><text:span text:style-name="T1"> </text:span><text:span text:style-name="T4">ﭻ</text:span><text:span text:style-name="T1"> </text:span><text:span text:style-name="T4">ﭼ</text:span><text:span text:style-name="T1"> </text:span><text:span text:style-name="T4">ﭽ</text:span><text:span text:style-name="T1"> </text:span><text:span text:style-name="T4">ﭾ</text:span><text:span text:style-name="T1"> </text:span><text:span text:style-name="T4">ﭿ</text:span><text:span text:style-name="T1"> </text:span><text:span text:style-name="T4">ﮀ</text:span><text:span text:style-name="T1"> </text:span><text:span text:style-name="T4">ﮁ</text:span><text:span text:style-name="T1"> </text:span><text:span text:style-name="T4">ﮂ</text:span><text:span text:style-name="T1"> </text:span><text:span text:style-name="T4">ﮃ</text:span><text:span text:style-name="T1"> </text:span><text:span text:style-name="T4">ﮄ</text:span><text:span text:style-name="T1"> </text:span><text:span text:style-name="T4">ﮅ</text:span><text:span text:style-name="T1"> </text:span><text:span text:style-name="T4">ﮆ</text:span><text:span text:style-name="T1"> </text:span><text:span text:style-name="T4">ﮇ</text:span><text:span text:style-name="T1"> </text:span><text:span text:style-name="T4">ﮈ</text:span><text:span text:style-name="T1"> </text:span><text:span text:style-name="T4">ﮉ</text:span><text:span text:style-name="T1"> </text:span><text:span text:style-name="T4">ﮊ</text:span><text:span text:style-name="T1"> </text:span><text:span text:style-name="T4">ﮋ</text:span><text:span text:style-name="T1"> </text:span><text:span text:style-name="T4">ﮌ</text:span><text:span text:style-name="T1"> </text:span><text:span text:style-name="T4">ﮍﮎ</text:span><text:span text:style-name="T1"> </text:span><text:span text:style-name="T4">ﮏ</text:span><text:span text:style-name="T1"> </text:span><text:span text:style-name="T4">ﮐ</text:span><text:span text:style-name="T1"> </text:span><text:span text:style-name="T4">ﮑ</text:span><text:span text:style-name="T1"> </text:span><text:span text:style-name="T4">ﮒﮓ</text:span><text:span text:style-name="T1"> </text:span><text:span text:style-name="T4">ﮔ</text:span><text:span text:style-name="T1"> </text:span><text:span text:style-name="T4">ﮕ</text:span><text:span text:style-name="T1"> </text:span><text:span text:style-name="T4">ﮖ</text:span><text:span text:style-name="T1"> </text:span><text:span text:style-name="T4">ﮗ</text:span><text:span text:style-name="T1"> </text:span><text:span text:style-name="T4">ﮘ</text:span><text:span text:style-name="T1"> </text:span><text:span text:style-name="T4">ﮙ</text:span><text:span text:style-name="T1"> </text:span><text:span text:style-name="T4">ﮚ</text:span><text:span text:style-name="T1"> </text:span><text:span text:style-name="T4">ﮛ</text:span><text:span text:style-name="T1"> </text:span><text:span text:style-name="T4">ﮜ</text:span><text:span text:style-name="T1"> </text:span><text:span text:style-name="T4">ﮝ</text:span><text:span text:style-name="T1"> </text:span><text:span text:style-name="T4">ﮞ</text:span><text:span text:style-name="T1"> </text:span><text:span text:style-name="T4">ﮟ</text:span><text:span text:style-name="T1"> </text:span><text:span text:style-name="T4">ﮠ</text:span><text:span text:style-name="T1"> </text:span><text:span text:style-name="T4">ﮡ</text:span><text:span text:style-name="T1"> </text:span><text:span text:style-name="T4">ﮢ</text:span><text:span text:style-name="T1"> </text:span><text:span text:style-name="T4">ﮣ</text:span><text:span text:style-name="T1"> </text:span><text:span text:style-name="T4">ﮤ</text:span><text:span text:style-name="T1"> </text:span><text:span text:style-name="T4">ﮥﮦ</text:span><text:span text:style-name="T1"> </text:span><text:span text:style-name="T4">ﮧ</text:span><text:span text:style-name="T1"> </text:span><text:span text:style-name="T4">ﮨ</text:span><text:span text:style-name="T1"> </text:span><text:span text:style-name="T4">ﮩ</text:span><text:span text:style-name="T1"> </text:span><text:span text:style-name="T4">ﮪ</text:span><text:span text:style-name="T1"> </text:span><text:span text:style-name="T4">ﮫ</text:span><text:span text:style-name="T1"> </text:span><text:span text:style-name="T4">ﮬ</text:span><text:span text:style-name="T1"> </text:span><text:span text:style-name="T4">ﮭ</text:span><text:span text:style-name="T1"> </text:span><text:span text:style-name="T4">ﮮ</text:span><text:span text:style-name="T1"> </text:span><text:span text:style-name="T4">ﮯ</text:span><text:span text:style-name="T1"> </text:span><text:span text:style-name="T4">ﮰ</text:span><text:span text:style-name="T1"> </text:span><text:span text:style-name="T4">ﮱ</text:span><text:span text:style-name="T1"> </text:span><text:span text:style-name="T4">ﯓ</text:span><text:span text:style-name="T1"> </text:span><text:span text:style-name="T4">ﯔ</text:span><text:span text:style-name="T1"> </text:span><text:span text:style-name="T4">ﯕ</text:span><text:span text:style-name="T1"> </text:span><text:span text:style-name="T4">ﯖ</text:span><text:span text:style-name="T1"> </text:span><text:span text:style-name="T4">ﯗ</text:span><text:span text:style-name="T1"> </text:span><text:span text:style-name="T4">ﯘ</text:span><text:span text:style-name="T1"> </text:span><text:span text:style-name="T4">ﯙ</text:span><text:span text:style-name="T1"> </text:span><text:span text:style-name="T4">ﯚ</text:span><text:span text:style-name="T1"> </text:span><text:span text:style-name="T4">ﯛﯜ</text:span><text:span text:style-name="T1"> </text:span><text:span text:style-name="T4">ﯝ</text:span><text:span text:style-name="T1"> </text:span><text:span text:style-name="T4">ﯞ</text:span><text:span text:style-name="T1"> </text:span><text:span text:style-name="T4">ﯟ</text:span><text:span text:style-name="T1"> </text:span><text:span text:style-name="T4">ﯠ</text:span><text:span text:style-name="T1"> </text:span><text:span text:style-name="T4">ﯡ</text:span><text:span text:style-name="T1"> </text:span><text:span text:style-name="T4">ﯢ</text:span><text:span text:style-name="T1"> </text:span><text:span text:style-name="T4">ﯣ</text:span><text:span text:style-name="T1"> </text:span></text:p>
      <text:p text:style-name="P18"><text:span text:style-name="T4">ﯤ</text:span><text:span text:style-name="T1"> </text:span><text:span text:style-name="T4">ﯥ</text:span><text:span text:style-name="T1"> </text:span><text:span text:style-name="T4">ﯦ</text:span><text:span text:style-name="T1"> </text:span><text:span text:style-name="T4">ﯧ</text:span><text:span text:style-name="T1"> </text:span><text:span text:style-name="T4">ﯨ</text:span><text:span text:style-name="T1"> </text:span><text:span text:style-name="T4">ﯩ</text:span><text:span text:style-name="T1"> </text:span><text:span text:style-name="T4">ﯪ</text:span><text:span text:style-name="T1"> </text:span><text:span text:style-name="T4">ﯫ</text:span><text:span text:style-name="T1"> </text:span><text:span text:style-name="T4">ﯬ</text:span><text:span text:style-name="T1"> </text:span><text:span text:style-name="T4">ﯭ</text:span><text:span text:style-name="T1"> </text:span><text:span text:style-name="T4">ﯮ</text:span><text:span text:style-name="T1"> </text:span><text:span text:style-name="T4">ﯯ</text:span><text:span text:style-name="T1"> </text:span><text:span text:style-name="T4">ﯰ</text:span><text:span text:style-name="T1"> </text:span><text:span text:style-name="T4">ﯱ</text:span><text:span text:style-name="T1"> </text:span><text:span text:style-name="T4">ﯲﯳ</text:span><text:span text:style-name="T1"> </text:span><text:span text:style-name="T4">ﯴ</text:span><text:span text:style-name="T1"> </text:span><text:span text:style-name="T4">ﯵ</text:span><text:span text:style-name="T1"> </text:span><text:span text:style-name="T4">ﯶ</text:span><text:span text:style-name="T1"> </text:span><text:span text:style-name="T4">ﯷ</text:span><text:span text:style-name="T1"> </text:span><text:span text:style-name="T4">ﯸ</text:span><text:span text:style-name="T1"> </text:span><text:span text:style-name="T4">ﯹ</text:span><text:span text:style-name="T1"> </text:span><text:span text:style-name="T4">ﯺ</text:span><text:span text:style-name="T1"> </text:span><text:span text:style-name="T4">ﯻ</text:span><text:span text:style-name="T1"> </text:span><text:span text:style-name="T4">ﯼﯽ</text:span><text:span text:style-name="T1"> </text:span><text:span text:style-name="T4">ﯾ</text:span><text:span text:style-name="T1"> </text:span><text:span text:style-name="T4">ﯿ</text:span><text:span text:style-name="T1"> </text:span><text:span text:style-name="T4">ﰀ</text:span><text:span text:style-name="T1"> </text:span><text:span text:style-name="T4">ﰁ</text:span><text:span text:style-name="T1"> </text:span><text:span text:style-name="T4">ﰂ</text:span><text:span text:style-name="T1"> </text:span><text:span text:style-name="T4">ﰃﰄ</text:span><text:span text:style-name="T1"> </text:span><text:span text:style-name="T4">ﰅ</text:span><text:span text:style-name="T1"> </text:span><text:span text:style-name="T4">ﰆ</text:span><text:span text:style-name="T1"> </text:span><text:span text:style-name="T4">ﰇ</text:span><text:span text:style-name="T1"> </text:span><text:span text:style-name="T4">ﰈ</text:span><text:span text:style-name="T1"> </text:span><text:span text:style-name="T4">ﰉ</text:span><text:span text:style-name="T1"> </text:span><text:span text:style-name="T4">ﰊ</text:span></text:p>
      <text:p text:style-name="P4"><text:span text:style-name="T5">ﭑ</text:span><text:span text:style-name="T1"> </text:span><text:span text:style-name="T5">ﭒ</text:span><text:span text:style-name="T1"> </text:span><text:span text:style-name="T5">ﭓ</text:span><text:span text:style-name="T1"> </text:span><text:span text:style-name="T5">ﭔ</text:span><text:span text:style-name="T1"> </text:span><text:span text:style-name="T5">ﭕ</text:span><text:span text:style-name="T1"> </text:span><text:span text:style-name="T5">ﭖ</text:span><text:span text:style-name="T1"> </text:span><text:span text:style-name="T5">ﭗ</text:span><text:span text:style-name="T1"> </text:span><text:span text:style-name="T5">ﭘ</text:span><text:span text:style-name="T1"> </text:span><text:span text:style-name="T5">ﭙ</text:span><text:span text:style-name="T1"> </text:span><text:span text:style-name="T5">ﭚ</text:span><text:span text:style-name="T1"> </text:span><text:span text:style-name="T5">ﭛ</text:span><text:span text:style-name="T1"> </text:span><text:span text:style-name="T5">ﭜ</text:span><text:span text:style-name="T1"> </text:span><text:span text:style-name="T5">ﭝ</text:span><text:span text:style-name="T1"> </text:span><text:span text:style-name="T5">ﭞ</text:span><text:span text:style-name="T1"> </text:span><text:span text:style-name="T5">ﭟ</text:span><text:span text:style-name="T1"> </text:span><text:span text:style-name="T5">ﭠ</text:span><text:span text:style-name="T1"> </text:span><text:span text:style-name="T5">ﭡ</text:span><text:span text:style-name="T1"> </text:span><text:span text:style-name="T5">ﭢ</text:span><text:span text:style-name="T1"> </text:span><text:span text:style-name="T5">ﭣ</text:span><text:span text:style-name="T1"> </text:span><text:span text:style-name="T5">ﭤ</text:span><text:span text:style-name="T1"> </text:span><text:span text:style-name="T5">ﭥ</text:span><text:span text:style-name="T1"> </text:span><text:span text:style-name="T5">ﭦ</text:span><text:span text:style-name="T1"> </text:span><text:span text:style-name="T5">ﭧﭨ</text:span><text:span text:style-name="T1"> </text:span><text:span text:style-name="T5">ﭩ</text:span><text:span text:style-name="T1"> </text:span><text:span text:style-name="T5">ﭪ</text:span><text:span text:style-name="T1"> </text:span><text:span text:style-name="T5">ﭫ</text:span><text:span text:style-name="T1"> </text:span><text:span text:style-name="T5">ﭬ</text:span><text:span text:style-name="T1"> </text:span><text:span text:style-name="T5">ﭭ</text:span><text:span text:style-name="T1"> </text:span><text:span text:style-name="T5">ﭮ</text:span><text:span text:style-name="T1"> </text:span><text:span text:style-name="T5">ﭯ</text:span><text:span text:style-name="T1"> </text:span><text:span text:style-name="T5">ﭰ</text:span><text:span text:style-name="T1"> </text:span><text:span text:style-name="T5">ﭱ</text:span><text:span text:style-name="T1"> </text:span><text:span text:style-name="T5">ﭲ</text:span><text:span text:style-name="T1"> </text:span><text:span text:style-name="T5">ﭳ</text:span><text:span text:style-name="T1"> </text:span><text:span text:style-name="T5">ﭴ</text:span><text:span text:style-name="T1"> </text:span><text:span text:style-name="T5">ﭵ</text:span><text:span text:style-name="T1"> </text:span><text:span text:style-name="T5">ﭶ</text:span><text:span text:style-name="T1"> </text:span><text:span text:style-name="T5">ﭷ</text:span><text:span text:style-name="T1"> </text:span><text:span text:style-name="T5">ﭸ</text:span><text:span text:style-name="T1"> </text:span><text:span text:style-name="T5">ﭹ</text:span><text:span text:style-name="T1"> </text:span><text:span text:style-name="T5">ﭺ</text:span><text:span text:style-name="T1"> </text:span><text:span text:style-name="T5">ﭻ</text:span><text:span text:style-name="T1"> </text:span><text:span text:style-name="T5">ﭼ</text:span><text:span text:style-name="T1"> </text:span><text:span text:style-name="T5">ﭽ</text:span><text:span text:style-name="T1"> </text:span><text:span text:style-name="T5">ﭾ</text:span><text:span text:style-name="T1"> </text:span><text:span text:style-name="T5">ﭿ</text:span><text:span text:style-name="T1"> </text:span><text:span text:style-name="T5">ﮀ</text:span><text:span text:style-name="T1"> </text:span><text:span text:style-name="T5">ﮁ</text:span><text:span text:style-name="T1"> </text:span><text:span text:style-name="T5">ﮂ</text:span><text:span text:style-name="T1"> </text:span><text:span text:style-name="T5">ﮃ</text:span><text:span text:style-name="T1"> </text:span><text:span text:style-name="T5">ﮄ</text:span><text:span text:style-name="T1"> </text:span><text:span text:style-name="T5">ﮅ</text:span><text:span text:style-name="T1"> </text:span><text:span text:style-name="T5">ﮆ</text:span><text:span text:style-name="T1"> </text:span><text:span text:style-name="T5">ﮇ</text:span><text:span text:style-name="T1"> </text:span><text:span text:style-name="T5">ﮈ</text:span><text:span text:style-name="T1"> </text:span><text:span text:style-name="T5">ﮉﮊ</text:span><text:span text:style-name="T1"> </text:span><text:span text:style-name="T5">ﮋ</text:span><text:span text:style-name="T1"> </text:span><text:span text:style-name="T5">ﮌ</text:span><text:span text:style-name="T1"> </text:span><text:span text:style-name="T5">ﮍ</text:span><text:span text:style-name="T1"> </text:span><text:span text:style-name="T5">ﮎ</text:span><text:span text:style-name="T1"> </text:span><text:span text:style-name="T5">ﮏ</text:span><text:span text:style-name="T1"> </text:span><text:span text:style-name="T5">ﮐ</text:span><text:span text:style-name="T1"> </text:span><text:span text:style-name="T5">ﮑ</text:span><text:span text:style-name="T1"> </text:span><text:span text:style-name="T5">ﮒ</text:span><text:span text:style-name="T1"> </text:span><text:span text:style-name="T5">ﮓ</text:span><text:span text:style-name="T1"> </text:span><text:span text:style-name="T5">ﮔ</text:span><text:span text:style-name="T1"> </text:span><text:span text:style-name="T5">ﮕ</text:span><text:span text:style-name="T1"> </text:span><text:span text:style-name="T5">ﮖ</text:span><text:span text:style-name="T1"> </text:span><text:span text:style-name="T5">ﮗ</text:span><text:span text:style-name="T1"> </text:span><text:span text:style-name="T5">ﮘ</text:span><text:span text:style-name="T1"> </text:span><text:span text:style-name="T5">ﮙ</text:span><text:span text:style-name="T1"> </text:span><text:span text:style-name="T5">ﮚ</text:span><text:span text:style-name="T1"> </text:span><text:span text:style-name="T5">ﮛ</text:span><text:span text:style-name="T1"> </text:span><text:span text:style-name="T5">ﮜ</text:span><text:span text:style-name="T1"> </text:span><text:span text:style-name="T5">ﮝ</text:span><text:span text:style-name="T1"> </text:span><text:span text:style-name="T5">ﮞ</text:span><text:span text:style-name="T1"> </text:span><text:span text:style-name="T5">ﮟﮠ</text:span><text:span text:style-name="T1"> </text:span><text:span text:style-name="T5">ﮡ</text:span><text:span text:style-name="T1"> </text:span><text:span text:style-name="T5">ﮢ</text:span><text:span text:style-name="T1"> </text:span><text:span text:style-name="T5">ﮣ</text:span><text:span text:style-name="T1"> </text:span><text:span text:style-name="T5">ﮤ</text:span><text:span text:style-name="T1"> </text:span><text:span text:style-name="T5">ﮥ</text:span><text:span text:style-name="T1"> </text:span><text:span text:style-name="T5">ﮦ</text:span><text:span text:style-name="T1"> </text:span><text:span text:style-name="T5">ﮧ</text:span><text:span text:style-name="T1"> </text:span><text:span text:style-name="T5">ﮨ</text:span><text:span text:style-name="T1"> </text:span><text:span text:style-name="T5">ﮩ</text:span><text:span text:style-name="T1"> </text:span><text:span text:style-name="T5">ﮪ</text:span><text:span text:style-name="T1"> </text:span><text:span text:style-name="T5">ﮫﮬ</text:span><text:span text:style-name="T1"> </text:span><text:span text:style-name="T5">ﮭ</text:span><text:span text:style-name="T1"> </text:span><text:span text:style-name="T5">ﮮ</text:span><text:span text:style-name="T1"> </text:span><text:span text:style-name="T5">ﮯ</text:span><text:span text:style-name="T1"> </text:span><text:span text:style-name="T5">ﮰ</text:span><text:span text:style-name="T1"> </text:span><text:span text:style-name="T5">ﮱ</text:span><text:span text:style-name="T1"> </text:span><text:span text:style-name="T5">ﯓ</text:span><text:span text:style-name="T1"> </text:span><text:span text:style-name="T5">ﯔ</text:span><text:span text:style-name="T1"> </text:span><text:span text:style-name="T5">ﯕ</text:span><text:span text:style-name="T1"> </text:span><text:span text:style-name="T5">ﯖ</text:span><text:span text:style-name="T1"> </text:span><text:span text:style-name="T5">ﯗ</text:span><text:span text:style-name="T1"> </text:span><text:span text:style-name="T5">ﯘﯙ</text:span><text:span text:style-name="T1"> </text:span><text:span text:style-name="T5">ﯚ</text:span><text:span text:style-name="T1"> </text:span><text:span text:style-name="T5">ﯛ</text:span><text:span text:style-name="T1"> </text:span><text:span text:style-name="T5">ﯜ</text:span><text:span text:style-name="T1"> </text:span><text:span text:style-name="T5">ﯝ</text:span><text:span text:style-name="T1"> </text:span><text:span text:style-name="T5">ﯞﯟ</text:span><text:span text:style-name="T1"> </text:span><text:span text:style-name="T5">ﯠ</text:span><text:span text:style-name="T1"> </text:span><text:span text:style-name="T5">ﯡ</text:span><text:span text:style-name="T1"> </text:span><text:span text:style-name="T5">ﯢ</text:span><text:span text:style-name="T1"> </text:span><text:span text:style-name="T5">ﯣ</text:span><text:span text:style-name="T1"> </text:span><text:span text:style-name="T5">ﯤ</text:span><text:span text:style-name="T1"> </text:span><text:span text:style-name="T5">ﯥ</text:span><text:span text:style-name="T1"> </text:span><text:span text:style-name="T5">ﯦ</text:span><text:span text:style-name="T1"> </text:span><text:span text:style-name="T5">ﯧﯨ</text:span><text:span text:style-name="T1"> </text:span><text:span text:style-name="T5">ﯩ</text:span><text:span text:style-name="T1"> </text:span><text:span text:style-name="T5">ﯪ</text:span><text:span text:style-name="T1"> </text:span><text:span text:style-name="T5">ﯫ</text:span><text:span text:style-name="T1"> </text:span><text:span text:style-name="T5">ﯬ</text:span><text:span text:style-name="T1"> </text:span><text:span text:style-name="T5">ﯭ</text:span><text:span text:style-name="T1"> </text:span><text:span text:style-name="T5">ﯮ</text:span><text:span text:style-name="T1"> </text:span><text:span text:style-name="T5">ﯯﯰ</text:span><text:span text:style-name="T1"> </text:span><text:span text:style-name="T5">ﯱ</text:span><text:span text:style-name="T1"> </text:span><text:span text:style-name="T5">ﯲ</text:span><text:span text:style-name="T1"> </text:span><text:span text:style-name="T5">ﯳ</text:span><text:span text:style-name="T1"> </text:span><text:span text:style-name="T5">ﯴ</text:span><text:span text:style-name="T1"> </text:span><text:span text:style-name="T5">ﯵ</text:span><text:span text:style-name="T1"> </text:span><text:span text:style-name="T5">ﯶ</text:span></text:p>
      <text:p text:style-name="P5"><text:span text:style-name="T6">ﭑ</text:span><text:span text:style-name="T1"> </text:span><text:span text:style-name="T6">ﭒ</text:span><text:span text:style-name="T1"> </text:span><text:span text:style-name="T6">ﭓ</text:span><text:span text:style-name="T1"> </text:span><text:span text:style-name="T6">ﭔ</text:span><text:span text:style-name="T1"> </text:span><text:span text:style-name="T6">ﭕ</text:span><text:span text:style-name="T1"> </text:span><text:span text:style-name="T6">ﭖ</text:span><text:span text:style-name="T1"> </text:span><text:span text:style-name="T6">ﭗ</text:span><text:span text:style-name="T1"> </text:span><text:span text:style-name="T6">ﭘ</text:span><text:span text:style-name="T1"> </text:span><text:span text:style-name="T6">ﭙ</text:span><text:span text:style-name="T1"> </text:span><text:span text:style-name="T6">ﭚ</text:span><text:span text:style-name="T1"> </text:span><text:span text:style-name="T6">ﭛﭜ</text:span><text:span text:style-name="T1"> </text:span><text:span text:style-name="T6">ﭝ</text:span><text:span text:style-name="T1"> </text:span><text:span text:style-name="T6">ﭞ</text:span><text:span text:style-name="T1"> </text:span><text:span text:style-name="T6">ﭟ</text:span><text:span text:style-name="T1"> </text:span><text:span text:style-name="T6">ﭠ</text:span><text:span text:style-name="T1"> </text:span><text:span text:style-name="T6">ﭡ</text:span><text:span text:style-name="T1"> </text:span><text:span text:style-name="T6">ﭢ</text:span><text:span text:style-name="T1"> </text:span><text:span text:style-name="T6">ﭣ</text:span><text:span text:style-name="T1"> </text:span><text:span text:style-name="T6">ﭤ</text:span><text:span text:style-name="T1"> </text:span><text:span text:style-name="T6">ﭥ</text:span><text:span text:style-name="T1"> </text:span><text:span text:style-name="T6">ﭦﭧ</text:span><text:span text:style-name="T1"> </text:span><text:span text:style-name="T6">ﭨ</text:span><text:span text:style-name="T1"> </text:span><text:span text:style-name="T6">ﭩ</text:span><text:span text:style-name="T1"> </text:span><text:span text:style-name="T6">ﭪ</text:span><text:span text:style-name="T1"> </text:span><text:span text:style-name="T6">ﭫ</text:span><text:span text:style-name="T1"> </text:span><text:span text:style-name="T6">ﭬ</text:span><text:span text:style-name="T1"> </text:span><text:span text:style-name="T6">ﭭ</text:span><text:span text:style-name="T1"> </text:span><text:span text:style-name="T6">ﭮﭯ</text:span><text:span text:style-name="T1"> </text:span><text:span text:style-name="T6">ﭰ</text:span><text:span text:style-name="T1"> </text:span><text:span text:style-name="T6">ﭱ</text:span><text:span text:style-name="T1"> </text:span><text:span text:style-name="T6">ﭲ</text:span><text:span text:style-name="T1"> </text:span><text:span text:style-name="T6">ﭳﭴ</text:span><text:span text:style-name="T1"> </text:span><text:span text:style-name="T6">ﭵ</text:span><text:span text:style-name="T1"> </text:span><text:span text:style-name="T6">ﭶ</text:span><text:span text:style-name="T1"> </text:span><text:span text:style-name="T6">ﭷ</text:span><text:span text:style-name="T1"> </text:span><text:span text:style-name="T6">ﭸ</text:span><text:span text:style-name="T1"> </text:span><text:span text:style-name="T6">ﭹ</text:span><text:span text:style-name="T1"> </text:span><text:span text:style-name="T6">ﭺ</text:span><text:span text:style-name="T1"> </text:span><text:span text:style-name="T6">ﭻ</text:span><text:span text:style-name="T1"> </text:span><text:span text:style-name="T6">ﭼ</text:span><text:span text:style-name="T1"> </text:span><text:span text:style-name="T6">ﭽ</text:span><text:span text:style-name="T1"> </text:span><text:span text:style-name="T6">ﭾ</text:span><text:span text:style-name="T1"> </text:span><text:span text:style-name="T6">ﭿ</text:span><text:span text:style-name="T1"> </text:span><text:span text:style-name="T6">ﮀ</text:span><text:span text:style-name="T1"> </text:span><text:span text:style-name="T6">ﮁ</text:span><text:span text:style-name="T1"> </text:span><text:span text:style-name="T6">ﮂﮃ</text:span><text:span text:style-name="T1"> </text:span><text:span text:style-name="T6">ﮄ</text:span><text:span text:style-name="T1"> </text:span><text:span text:style-name="T6">ﮅ</text:span><text:span text:style-name="T1"> </text:span><text:span text:style-name="T6">ﮆ</text:span><text:span text:style-name="T1"> </text:span><text:span text:style-name="T6">ﮇ</text:span><text:span text:style-name="T1"> </text:span><text:span text:style-name="T6">ﮈﮉ</text:span><text:span text:style-name="T1"> </text:span><text:span text:style-name="T6">ﮊ</text:span><text:span text:style-name="T1"> </text:span><text:span text:style-name="T6">ﮋ</text:span><text:span text:style-name="T1"> </text:span><text:span text:style-name="T6">ﮌ</text:span><text:span text:style-name="T1"> </text:span><text:span text:style-name="T6">ﮍ</text:span><text:span text:style-name="T1"> </text:span><text:span text:style-name="T6">ﮎ</text:span><text:span text:style-name="T1"> </text:span><text:span text:style-name="T6">ﮏﮐ</text:span><text:span text:style-name="T1"> </text:span><text:span text:style-name="T6">ﮑ</text:span><text:span text:style-name="T1"> </text:span><text:span text:style-name="T6">ﮒ</text:span><text:span text:style-name="T1"> </text:span><text:span text:style-name="T6">ﮓ</text:span><text:span text:style-name="T1"> </text:span><text:span text:style-name="T6">ﮔ</text:span><text:span text:style-name="T1"> </text:span><text:span text:style-name="T6">ﮕ</text:span><text:span text:style-name="T1"> </text:span><text:span text:style-name="T6">ﮖ</text:span><text:span text:style-name="T1"> </text:span><text:span text:style-name="T6">ﮗ</text:span><text:span text:style-name="T1"> </text:span><text:span text:style-name="T6">ﮘ</text:span><text:span text:style-name="T1"> </text:span><text:span text:style-name="T6">ﮙ</text:span><text:span text:style-name="T1"> </text:span><text:span text:style-name="T6">ﮚ</text:span><text:span text:style-name="T1"> </text:span><text:span text:style-name="T6">ﮛ</text:span><text:span text:style-name="T1"> </text:span><text:span text:style-name="T6">ﮜ</text:span><text:span text:style-name="T1"> </text:span><text:span text:style-name="T6">ﮝ</text:span><text:span text:style-name="T1"> </text:span><text:span text:style-name="T6">ﮞ</text:span><text:span text:style-name="T1"> </text:span><text:span text:style-name="T6">ﮟ</text:span><text:span text:style-name="T1"> </text:span><text:span text:style-name="T6">ﮠ</text:span><text:span text:style-name="T1"> </text:span><text:span text:style-name="T6">ﮡ</text:span><text:span text:style-name="T1"> </text:span><text:span text:style-name="T6">ﮢ</text:span><text:span text:style-name="T1"> </text:span><text:span text:style-name="T6">ﮣ</text:span><text:span text:style-name="T1"> </text:span><text:span text:style-name="T6">ﮤ</text:span><text:span text:style-name="T1"> </text:span><text:span text:style-name="T6">ﮥ</text:span><text:span text:style-name="T1"> </text:span><text:span text:style-name="T6">ﮦ</text:span><text:span text:style-name="T1"> </text:span><text:span text:style-name="T6">ﮧ</text:span><text:span text:style-name="T1"> </text:span><text:span text:style-name="T6">ﮨ</text:span><text:span text:style-name="T1"> </text:span><text:span text:style-name="T6">ﮩ</text:span><text:span text:style-name="T1"> </text:span><text:span text:style-name="T6">ﮪ</text:span><text:span text:style-name="T1"> </text:span><text:span text:style-name="T6">ﮫ</text:span><text:span text:style-name="T1"> </text:span><text:span text:style-name="T6">ﮬ</text:span><text:span text:style-name="T1"> </text:span><text:span text:style-name="T6">ﮭ</text:span><text:span text:style-name="T1"> </text:span><text:span text:style-name="T6">ﮮ</text:span><text:span text:style-name="T1"> </text:span><text:span text:style-name="T6">ﮯ</text:span><text:span text:style-name="T1"> </text:span><text:span text:style-name="T6">ﮰﮱ</text:span><text:span text:style-name="T1"> </text:span><text:span text:style-name="T6">ﯓ</text:span><text:span text:style-name="T1"> </text:span><text:span text:style-name="T6">ﯔ</text:span><text:span text:style-name="T1"> </text:span><text:span text:style-name="T6">ﯕ</text:span><text:span text:style-name="T1"> </text:span><text:span text:style-name="T6">ﯖ</text:span><text:span text:style-name="T1"> </text:span><text:span text:style-name="T6">ﯗ</text:span><text:span text:style-name="T1"> </text:span><text:span text:style-name="T6">ﯘ</text:span><text:span text:style-name="T1"> </text:span><text:span text:style-name="T6">ﯙ</text:span><text:span text:style-name="T1"> </text:span><text:span text:style-name="T6">ﯚ</text:span><text:span text:style-name="T1"> </text:span><text:span text:style-name="T6">ﯛ</text:span><text:span text:style-name="T1"> </text:span><text:span text:style-name="T6">ﯜ</text:span><text:span text:style-name="T1"> </text:span><text:span text:style-name="T6">ﯝ</text:span><text:span text:style-name="T1"> </text:span><text:span text:style-name="T6">ﯞ</text:span><text:span text:style-name="T1"> </text:span><text:span text:style-name="T6">ﯟ</text:span><text:span text:style-name="T1"> </text:span><text:span text:style-name="T6">ﯠ</text:span><text:span text:style-name="T1"> </text:span><text:span text:style-name="T6">ﯡ</text:span><text:span text:style-name="T1"> </text:span><text:span text:style-name="T6">ﯢ</text:span><text:span text:style-name="T1"> </text:span><text:span text:style-name="T6">ﯣ</text:span><text:span text:style-name="T1"> </text:span><text:span text:style-name="T6">ﯤ</text:span><text:span text:style-name="T1"> </text:span><text:span text:style-name="T6">ﯥ</text:span><text:span text:style-name="T1"> </text:span><text:span text:style-name="T6">ﯦ</text:span><text:span text:style-name="T1"> </text:span><text:span text:style-name="T6">ﯧ</text:span><text:span text:style-name="T1"> </text:span><text:span text:style-name="T6">ﯨ</text:span><text:span text:style-name="T1"> </text:span><text:span text:style-name="T6">ﯩ</text:span><text:span text:style-name="T1"> </text:span><text:span text:style-name="T6">ﯪ</text:span><text:span text:style-name="T1"> </text:span><text:span text:style-name="T6">ﯫ</text:span><text:span text:style-name="T1"> </text:span><text:span text:style-name="T6">ﯬ</text:span><text:span text:style-name="T1"> </text:span><text:span text:style-name="T6">ﯭ</text:span></text:p>
      <text:p text:style-name="P6"><text:span text:style-name="T7">ﭑ</text:span><text:span text:style-name="T1"> </text:span><text:span text:style-name="T7">ﭒ</text:span><text:span text:style-name="T1"> </text:span><text:span text:style-name="T7">ﭓ</text:span><text:span text:style-name="T1"> </text:span><text:span text:style-name="T7">ﭔ</text:span><text:span text:style-name="T1"> </text:span><text:span text:style-name="T7">ﭕ</text:span><text:span text:style-name="T1"> </text:span><text:span text:style-name="T7">ﭖ</text:span><text:span text:style-name="T1"> </text:span><text:span text:style-name="T7">ﭗ</text:span><text:span text:style-name="T1"> </text:span><text:span text:style-name="T7">ﭘ</text:span><text:span text:style-name="T1"> </text:span><text:span text:style-name="T7">ﭙ</text:span><text:span text:style-name="T1"> </text:span><text:span text:style-name="T7">ﭚ</text:span><text:span text:style-name="T1"> </text:span><text:span text:style-name="T7">ﭛ</text:span><text:span text:style-name="T1"> </text:span><text:span text:style-name="T7">ﭜ</text:span><text:span text:style-name="T1"> </text:span><text:span text:style-name="T7">ﭝﭞ</text:span><text:span text:style-name="T1"> </text:span><text:span text:style-name="T7">ﭟ</text:span><text:span text:style-name="T1"> </text:span><text:span text:style-name="T7">ﭠ</text:span><text:span text:style-name="T1"> </text:span><text:span text:style-name="T7">ﭡ</text:span><text:span text:style-name="T1"> </text:span><text:span text:style-name="T7">ﭢ</text:span><text:span text:style-name="T1"> </text:span><text:span text:style-name="T7">ﭣ</text:span><text:span text:style-name="T1"> </text:span><text:span text:style-name="T7">ﭤ</text:span><text:span text:style-name="T1"> </text:span><text:span text:style-name="T7">ﭥﭦ</text:span><text:span text:style-name="T1"> </text:span><text:span text:style-name="T7">ﭧ</text:span><text:span text:style-name="T1"> </text:span><text:span text:style-name="T7">ﭨ</text:span><text:span text:style-name="T1"> </text:span><text:span text:style-name="T7">ﭩ</text:span><text:span text:style-name="T1"> </text:span><text:span text:style-name="T7">ﭪ</text:span><text:span text:style-name="T1"> </text:span><text:span text:style-name="T7">ﭫﭬ</text:span><text:span text:style-name="T1"> </text:span><text:span text:style-name="T7">ﭭ</text:span><text:span text:style-name="T1"> </text:span><text:span text:style-name="T7">ﭮ</text:span><text:span text:style-name="T1"> </text:span><text:span text:style-name="T7">ﭯ</text:span><text:span text:style-name="T1"> </text:span><text:span text:style-name="T7">ﭰ</text:span><text:span text:style-name="T1"> </text:span><text:span text:style-name="T7">ﭱ</text:span><text:span text:style-name="T1"> </text:span><text:span text:style-name="T7">ﭲ</text:span><text:span text:style-name="T1"> </text:span><text:span text:style-name="T7">ﭳ</text:span><text:span text:style-name="T1"> </text:span><text:span text:style-name="T7">ﭴ</text:span><text:span text:style-name="T1"> </text:span><text:span text:style-name="T7">ﭵ</text:span><text:span text:style-name="T1"> </text:span><text:span text:style-name="T7">ﭶ</text:span><text:span text:style-name="T1"> </text:span><text:span text:style-name="T7">ﭷ</text:span><text:span text:style-name="T1"> </text:span><text:span text:style-name="T7">ﭸﭹ</text:span><text:span text:style-name="T1"> </text:span><text:span text:style-name="T7">ﭺ</text:span><text:span text:style-name="T1"> </text:span><text:span text:style-name="T7">ﭻ</text:span><text:span text:style-name="T1"> </text:span><text:span text:style-name="T7">ﭼ</text:span><text:span text:style-name="T1"> </text:span><text:span text:style-name="T7">ﭽ</text:span><text:span text:style-name="T1"> </text:span><text:span text:style-name="T7">ﭾﭿ</text:span><text:span text:style-name="T1"> </text:span><text:span text:style-name="T7">ﮀ</text:span><text:span text:style-name="T1"> </text:span><text:span text:style-name="T7">ﮁ</text:span><text:span text:style-name="T1"> </text:span><text:span text:style-name="T7">ﮂ</text:span><text:span text:style-name="T1"> </text:span><text:span text:style-name="T7">ﮃ</text:span><text:span text:style-name="T1"> </text:span><text:span text:style-name="T7">ﮄ</text:span><text:span text:style-name="T1"> </text:span><text:span text:style-name="T7">ﮅ</text:span><text:span text:style-name="T1"> </text:span><text:span text:style-name="T7">ﮆ</text:span><text:span text:style-name="T1"> </text:span><text:span text:style-name="T7">ﮇ</text:span><text:span text:style-name="T1"> </text:span><text:span text:style-name="T7">ﮈﮉ</text:span><text:span text:style-name="T1"> </text:span><text:span text:style-name="T7">ﮊ</text:span><text:span text:style-name="T1"> </text:span><text:span text:style-name="T7">ﮋ</text:span><text:span text:style-name="T1"> </text:span><text:span text:style-name="T7">ﮌ</text:span><text:span text:style-name="T1"> </text:span><text:span text:style-name="T7">ﮍ</text:span><text:span text:style-name="T1"> </text:span><text:span text:style-name="T7">ﮎ</text:span><text:span text:style-name="T1"> </text:span><text:span text:style-name="T7">ﮏ</text:span><text:span text:style-name="T1"> </text:span><text:span text:style-name="T7">ﮐ</text:span><text:span text:style-name="T1"> </text:span><text:span text:style-name="T7">ﮑ</text:span><text:span text:style-name="T1"> </text:span><text:span text:style-name="T7">ﮒ</text:span><text:span text:style-name="T1"> </text:span><text:span text:style-name="T7">ﮓ</text:span><text:span text:style-name="T1"> </text:span><text:span text:style-name="T7">ﮔ</text:span><text:span text:style-name="T1"> </text:span><text:span text:style-name="T7">ﮕ</text:span><text:span text:style-name="T1"> </text:span><text:span text:style-name="T7">ﮖ</text:span><text:span text:style-name="T1"> </text:span><text:span text:style-name="T7">ﮗ</text:span><text:span text:style-name="T1"> </text:span><text:span text:style-name="T7">ﮘ</text:span><text:span text:style-name="T1"> </text:span><text:span text:style-name="T7">ﮙ</text:span><text:span text:style-name="T1"> </text:span><text:span text:style-name="T7">ﮚ</text:span><text:span text:style-name="T1"> </text:span><text:span text:style-name="T7">ﮛ</text:span><text:span text:style-name="T1"> </text:span><text:span text:style-name="T7">ﮜ</text:span><text:span text:style-name="T1"> </text:span><text:span text:style-name="T7">ﮝ</text:span><text:span text:style-name="T1"> </text:span><text:span text:style-name="T7">ﮞ</text:span><text:span text:style-name="T1"> </text:span><text:span text:style-name="T7">ﮟ</text:span><text:span text:style-name="T1"> </text:span><text:span text:style-name="T7">ﮠ</text:span><text:span text:style-name="T1"> </text:span><text:span text:style-name="T7">ﮡ</text:span><text:span text:style-name="T1"> </text:span><text:span text:style-name="T7">ﮢ</text:span><text:span text:style-name="T1"> </text:span><text:span text:style-name="T7">ﮣ</text:span><text:span text:style-name="T1"> </text:span><text:span text:style-name="T7">ﮤ</text:span><text:span text:style-name="T1"> </text:span><text:span text:style-name="T7">ﮥ</text:span><text:span text:style-name="T1"> </text:span><text:span text:style-name="T7">ﮦ</text:span><text:span text:style-name="T1"> </text:span><text:span text:style-name="T7">ﮧ</text:span><text:span text:style-name="T1"> </text:span><text:span text:style-name="T7">ﮨ</text:span><text:span text:style-name="T1"> </text:span><text:span text:style-name="T7">ﮩ</text:span><text:span text:style-name="T1"> </text:span><text:span text:style-name="T7">ﮪ</text:span><text:span text:style-name="T1"> </text:span><text:span text:style-name="T7">ﮫ</text:span><text:span text:style-name="T1"> </text:span><text:span text:style-name="T7">ﮬ</text:span><text:span text:style-name="T1"> </text:span><text:span text:style-name="T7">ﮭ</text:span><text:span text:style-name="T1"> </text:span><text:span text:style-name="T7">ﮮ</text:span><text:span text:style-name="T1"> </text:span><text:span text:style-name="T7">ﮯ</text:span><text:span text:style-name="T1"> </text:span><text:span text:style-name="T7">ﮰ</text:span><text:span text:style-name="T1"> </text:span><text:span text:style-name="T7">ﮱ</text:span><text:span text:style-name="T1"> </text:span><text:span text:style-name="T7">ﯓ</text:span><text:span text:style-name="T1"> </text:span><text:span text:style-name="T7">ﯔ</text:span><text:span text:style-name="T1"> </text:span><text:span text:style-name="T7">ﯕ</text:span><text:span text:style-name="T1"> </text:span><text:span text:style-name="T7">ﯖ</text:span><text:span text:style-name="T1"> </text:span><text:span text:style-name="T7">ﯗ</text:span><text:span text:style-name="T1"> </text:span><text:span text:style-name="T7">ﯘ</text:span><text:span text:style-name="T1"> </text:span><text:span text:style-name="T7">ﯙ</text:span><text:span text:style-name="T1"> </text:span><text:span text:style-name="T7">ﯚ</text:span><text:span text:style-name="T1"> </text:span><text:span text:style-name="T7">ﯛﯜ</text:span><text:span text:style-name="T1"> </text:span><text:span text:style-name="T7">ﯝ</text:span><text:span text:style-name="T1"> </text:span><text:span text:style-name="T7">ﯞ</text:span><text:span text:style-name="T1"> </text:span><text:span text:style-name="T7">ﯟ</text:span><text:span text:style-name="T1"> </text:span><text:span text:style-name="T7">ﯠ</text:span><text:span text:style-name="T1"> </text:span><text:span text:style-name="T7">ﯡ</text:span><text:span text:style-name="T1"> </text:span><text:span text:style-name="T7">ﯢ</text:span><text:span text:style-name="T1"> </text:span><text:span text:style-name="T7">ﯣ</text:span><text:span text:style-name="T1"> </text:span><text:span text:style-name="T7">ﯤ</text:span><text:span text:style-name="T1"> </text:span><text:span text:style-name="T7">ﯥ</text:span><text:span text:style-name="T1"> </text:span><text:span text:style-name="T7">ﯦ</text:span><text:span text:style-name="T1"> </text:span><text:span text:style-name="T7">ﯧ</text:span><text:span text:style-name="T1"> </text:span><text:span text:style-name="T7">ﯨ</text:span><text:span text:style-name="T1"> </text:span><text:span text:style-name="T7">ﯩ</text:span><text:span text:style-name="T1"> </text:span><text:span text:style-name="T7">ﯪ</text:span><text:span text:style-name="T1"> </text:span><text:span text:style-name="T7">ﯫ</text:span><text:span text:style-name="T1"> </text:span><text:span text:style-name="T7">ﯬ</text:span><text:span text:style-name="T1"> </text:span><text:span text:style-name="T7">ﯭﯮ</text:span><text:span text:style-name="T1"> </text:span><text:span text:style-name="T7">ﯯ</text:span><text:span text:style-name="T1"> </text:span><text:span text:style-name="T7">ﯰ</text:span><text:span text:style-name="T1"> </text:span><text:span text:style-name="T7">ﯱ</text:span><text:span text:style-name="T1"> </text:span><text:span text:style-name="T7">ﯲﯳ</text:span><text:span text:style-name="T1"> </text:span><text:span text:style-name="T7">ﯴ</text:span><text:span text:style-name="T1"> </text:span><text:span text:style-name="T7">ﯵ</text:span><text:span text:style-name="T1"> </text:span><text:span text:style-name="T7">ﯶ</text:span><text:span text:style-name="T1"> </text:span><text:span text:style-name="T7">ﯷ</text:span><text:span text:style-name="T1"> </text:span><text:span text:style-name="T7">ﯸ</text:span><text:span text:style-name="T1"> </text:span><text:span text:style-name="T7">ﯹ</text:span><text:span text:style-name="T1"> </text:span><text:span text:style-name="T7">ﯺ</text:span><text:span text:style-name="T1"> </text:span><text:span text:style-name="T7">ﯻ</text:span><text:span text:style-name="T1"> </text:span><text:span text:style-name="T7">ﯼ</text:span><text:span text:style-name="T1"> </text:span><text:span text:style-name="T7">ﯽﯾ</text:span><text:span text:style-name="T1"> </text:span><text:span text:style-name="T7">ﯿ</text:span><text:span text:style-name="T1"> </text:span><text:span text:style-name="T7">ﰀ</text:span><text:span text:style-name="T1"> </text:span><text:span text:style-name="T7">ﰁ</text:span><text:span text:style-name="T1"> </text:span><text:span text:style-name="T7">ﰂ</text:span><text:span text:style-name="T1"> </text:span><text:span text:style-name="T7">ﰃ</text:span><text:span text:style-name="T1"> </text:span><text:span text:style-name="T7">ﰄ</text:span><text:span text:style-name="T1"> </text:span><text:span text:style-name="T7">ﰅ</text:span><text:span text:style-name="T1"> </text:span><text:span text:style-name="T7">ﰆ</text:span><text:span text:style-name="T1"> </text:span><text:span text:style-name="T7">ﰇ</text:span><text:span text:style-name="T1"> </text:span><text:span text:style-name="T7">ﰈ</text:span></text:p>
      <text:p text:style-name="P7"><text:span text:style-name="T8">ﭑ</text:span><text:span text:style-name="T1"> </text:span><text:span text:style-name="T8">ﭒ</text:span><text:span text:style-name="T1"> </text:span><text:span text:style-name="T8">ﭓ</text:span><text:span text:style-name="T1"> </text:span><text:span text:style-name="T8">ﭔ</text:span><text:span text:style-name="T1"> </text:span><text:span text:style-name="T8">ﭕ</text:span><text:span text:style-name="T1"> </text:span><text:span text:style-name="T8">ﭖ</text:span><text:span text:style-name="T1"> </text:span><text:span text:style-name="T8">ﭗ</text:span><text:span text:style-name="T1"> </text:span><text:span text:style-name="T8">ﭘ</text:span><text:span text:style-name="T1"> </text:span><text:span text:style-name="T8">ﭙ</text:span><text:span text:style-name="T1"> </text:span><text:span text:style-name="T8">ﭚﭛ</text:span><text:span text:style-name="T1"> </text:span><text:span text:style-name="T8">ﭜ</text:span><text:span text:style-name="T1"> </text:span><text:span text:style-name="T8">ﭝ</text:span><text:span text:style-name="T1"> </text:span><text:span text:style-name="T8">ﭞ</text:span><text:span text:style-name="T1"> </text:span><text:span text:style-name="T8">ﭟﭠ</text:span><text:span text:style-name="T1"> </text:span><text:span text:style-name="T8">ﭡ</text:span><text:span text:style-name="T1"> </text:span><text:span text:style-name="T8">ﭢ</text:span><text:span text:style-name="T1"> </text:span><text:span text:style-name="T8">ﭣ</text:span><text:span text:style-name="T1"> </text:span><text:span text:style-name="T8">ﭤ</text:span><text:span text:style-name="T1"> </text:span><text:span text:style-name="T8">ﭥ</text:span><text:span text:style-name="T1"> </text:span><text:span text:style-name="T8">ﭦ</text:span><text:span text:style-name="T1"> </text:span><text:span text:style-name="T8">ﭧ</text:span><text:span text:style-name="T1"> </text:span><text:span text:style-name="T8">ﭨﭩ</text:span><text:span text:style-name="T1"> </text:span><text:span text:style-name="T8">ﭪ</text:span><text:span text:style-name="T1"> </text:span><text:span text:style-name="T8">ﭫ</text:span><text:span text:style-name="T1"> </text:span><text:span text:style-name="T8">ﭬ</text:span><text:span text:style-name="T1"> </text:span><text:span text:style-name="T8">ﭭ</text:span><text:span text:style-name="T1"> </text:span><text:span text:style-name="T8">ﭮ</text:span><text:span text:style-name="T1"> </text:span><text:span text:style-name="T8">ﭯ</text:span><text:span text:style-name="T1"> </text:span><text:span text:style-name="T8">ﭰ</text:span><text:span text:style-name="T1"> </text:span><text:span text:style-name="T8">ﭱ</text:span><text:span text:style-name="T1"> </text:span><text:span text:style-name="T8">ﭲ</text:span><text:span text:style-name="T1"> </text:span><text:span text:style-name="T8">ﭳ</text:span><text:span text:style-name="T1"> </text:span><text:span text:style-name="T8">ﭴ</text:span><text:span text:style-name="T1"> </text:span><text:span text:style-name="T8">ﭵﭶ</text:span><text:span text:style-name="T1"> </text:span><text:span text:style-name="T8">ﭷ</text:span><text:span text:style-name="T1"> </text:span><text:span text:style-name="T8">ﭸ</text:span><text:span text:style-name="T1"> </text:span><text:span text:style-name="T8">ﭹ</text:span><text:span text:style-name="T1"> </text:span><text:span text:style-name="T8">ﭺ</text:span><text:span text:style-name="T1"> </text:span><text:span text:style-name="T8">ﭻ</text:span><text:span text:style-name="T1"> </text:span><text:span text:style-name="T8">ﭼ</text:span><text:span text:style-name="T1"> </text:span><text:span text:style-name="T8">ﭽ</text:span><text:span text:style-name="T1"> </text:span><text:span text:style-name="T8">ﭾ</text:span><text:span text:style-name="T1"> </text:span><text:span text:style-name="T8">ﭿ</text:span><text:span text:style-name="T1"> </text:span><text:span text:style-name="T8">ﮀ</text:span><text:span text:style-name="T1"> </text:span><text:span text:style-name="T8">ﮁ</text:span><text:span text:style-name="T1"> </text:span><text:span text:style-name="T8">ﮂ</text:span><text:span text:style-name="T1"> </text:span><text:span text:style-name="T8">ﮃ</text:span><text:span text:style-name="T1"> </text:span><text:span text:style-name="T8">ﮄ</text:span><text:span text:style-name="T1"> </text:span><text:span text:style-name="T8">ﮅ</text:span><text:span text:style-name="T1"> </text:span><text:span text:style-name="T8">ﮆ</text:span><text:span text:style-name="T1"> </text:span><text:span text:style-name="T8">ﮇﮈ</text:span><text:span text:style-name="T1"> </text:span><text:span text:style-name="T8">ﮉ</text:span><text:span text:style-name="T1"> </text:span><text:span text:style-name="T8">ﮊ</text:span><text:span text:style-name="T1"> </text:span><text:span text:style-name="T8">ﮋ</text:span><text:span text:style-name="T1"> </text:span><text:span text:style-name="T8">ﮌﮍ</text:span><text:span text:style-name="T1"> </text:span><text:span text:style-name="T8">ﮎ</text:span><text:span text:style-name="T1"> </text:span><text:span text:style-name="T8">ﮏ</text:span><text:span text:style-name="T1"> </text:span><text:span text:style-name="T8">ﮐ</text:span><text:span text:style-name="T1"> </text:span><text:span text:style-name="T8">ﮑ</text:span><text:span text:style-name="T1"> </text:span><text:span text:style-name="T8">ﮒ</text:span><text:span text:style-name="T1"> </text:span><text:span text:style-name="T8">ﮓ</text:span><text:span text:style-name="T1"> </text:span><text:span text:style-name="T8">ﮔ</text:span><text:span text:style-name="T1"> </text:span><text:span text:style-name="T8">ﮕ</text:span><text:span text:style-name="T1"> </text:span><text:span text:style-name="T8">ﮖ</text:span><text:span text:style-name="T1"> </text:span><text:span text:style-name="T8">ﮗ</text:span><text:span text:style-name="T1"> </text:span><text:span text:style-name="T8">ﮘ</text:span><text:span text:style-name="T1"> </text:span><text:span text:style-name="T8">ﮙ</text:span><text:span text:style-name="T1"> </text:span><text:span text:style-name="T8">ﮚ</text:span><text:span text:style-name="T1"> </text:span><text:span text:style-name="T8">ﮛ</text:span><text:span text:style-name="T1"> </text:span><text:span text:style-name="T8">ﮜ</text:span><text:span text:style-name="T1"> </text:span><text:span text:style-name="T8">ﮝﮞ</text:span><text:span text:style-name="T1"> </text:span><text:span text:style-name="T8">ﮟ</text:span><text:span text:style-name="T1"> </text:span><text:span text:style-name="T8">ﮠ</text:span><text:span text:style-name="T1"> </text:span><text:span text:style-name="T8">ﮡ</text:span><text:span text:style-name="T1"> </text:span><text:span text:style-name="T8">ﮢ</text:span><text:span text:style-name="T1"> </text:span><text:span text:style-name="T8">ﮣ</text:span><text:span text:style-name="T1"> </text:span><text:span text:style-name="T8">ﮤﮥ</text:span><text:span text:style-name="T1"> </text:span><text:span text:style-name="T8">ﮦ</text:span><text:span text:style-name="T1"> </text:span><text:span text:style-name="T8">ﮧ</text:span><text:span text:style-name="T1"> </text:span><text:span text:style-name="T8">ﮨ</text:span><text:span text:style-name="T1"> </text:span><text:span text:style-name="T8">ﮩ</text:span><text:span text:style-name="T1"> </text:span><text:span text:style-name="T8">ﮪ</text:span><text:span text:style-name="T1"> </text:span><text:span text:style-name="T8">ﮫ</text:span><text:span text:style-name="T1"> </text:span><text:span text:style-name="T8">ﮬ</text:span><text:span text:style-name="T1"> </text:span><text:span text:style-name="T8">ﮭ</text:span><text:span text:style-name="T1"> </text:span><text:span text:style-name="T8">ﮮﮯ</text:span><text:span text:style-name="T1"> </text:span><text:span text:style-name="T8">ﮰ</text:span><text:span text:style-name="T1"> </text:span><text:span text:style-name="T8">ﮱ</text:span><text:span text:style-name="T1"> </text:span><text:span text:style-name="T8">ﯓ</text:span><text:span text:style-name="T1"> </text:span><text:span text:style-name="T8">ﯔ</text:span><text:span text:style-name="T1"> </text:span><text:span text:style-name="T8">ﯕ</text:span><text:span text:style-name="T1"> </text:span><text:span text:style-name="T8">ﯖ</text:span><text:span text:style-name="T1"> </text:span><text:span text:style-name="T8">ﯗ</text:span><text:span text:style-name="T1"> </text:span><text:span text:style-name="T8">ﯘ</text:span><text:span text:style-name="T1"> </text:span><text:span text:style-name="T8">ﯙﯚ</text:span><text:span text:style-name="T1"> </text:span><text:span text:style-name="T8">ﯛ</text:span><text:span text:style-name="T1"> </text:span><text:span text:style-name="T8">ﯜ</text:span><text:span text:style-name="T1"> </text:span><text:span text:style-name="T8">ﯝ</text:span><text:span text:style-name="T1"> </text:span><text:span text:style-name="T8">ﯞ</text:span><text:span text:style-name="T1"> </text:span><text:span text:style-name="T8">ﯟ</text:span><text:span text:style-name="T1"> </text:span><text:span text:style-name="T8">ﯠ</text:span><text:span text:style-name="T1"> </text:span><text:span text:style-name="T8">ﯡ</text:span><text:span text:style-name="T1"> </text:span><text:span text:style-name="T8">ﯢ</text:span><text:span text:style-name="T1"> </text:span><text:span text:style-name="T8">ﯣ</text:span><text:span text:style-name="T1"> </text:span><text:span text:style-name="T8">ﯤ</text:span><text:span text:style-name="T1"> </text:span><text:span text:style-name="T8">ﯥ</text:span><text:span text:style-name="T1"> </text:span><text:span text:style-name="T8">ﯦﯧ</text:span><text:span text:style-name="T1"> </text:span><text:span text:style-name="T8">ﯨ</text:span><text:span text:style-name="T1"> </text:span><text:span text:style-name="T8">ﯩ</text:span><text:span text:style-name="T1"> </text:span><text:span text:style-name="T8">ﯪﯫ</text:span><text:span text:style-name="T1"> </text:span><text:span text:style-name="T8">ﯬ</text:span><text:span text:style-name="T1"> </text:span><text:span text:style-name="T8">ﯭ</text:span><text:span text:style-name="T1"> </text:span><text:span text:style-name="T8">ﯮ</text:span><text:span text:style-name="T1"> </text:span><text:span text:style-name="T8">ﯯ</text:span><text:span text:style-name="T1"> </text:span><text:span text:style-name="T8">ﯰﯱ</text:span><text:span text:style-name="T1"> </text:span><text:span text:style-name="T8">ﯲ</text:span><text:span text:style-name="T1"> </text:span><text:span text:style-name="T8">ﯳ</text:span><text:span text:style-name="T1"> </text:span><text:span text:style-name="T8">ﯴ</text:span><text:span text:style-name="T1"> </text:span><text:span text:style-name="T8">ﯵ</text:span><text:span text:style-name="T1"> </text:span><text:span text:style-name="T8">ﯶﯷ</text:span><text:span text:style-name="T1"> </text:span><text:span text:style-name="T8">ﯸ</text:span><text:span text:style-name="T1"> </text:span><text:span text:style-name="T8">ﯹﯺ</text:span><text:span text:style-name="T1"> </text:span><text:span text:style-name="T8">ﯻ</text:span><text:span text:style-name="T1"> </text:span><text:span text:style-name="T8">ﯼﯽ</text:span><text:span text:style-name="T1"> </text:span><text:span text:style-name="T8">ﯾ</text:span><text:span text:style-name="T1"> </text:span><text:span text:style-name="T8">ﯿ</text:span><text:span text:style-name="T1"> </text:span><text:span text:style-name="T8">ﰀ</text:span><text:span text:style-name="T1"> </text:span><text:span text:style-name="T8">ﰁ</text:span><text:span text:style-name="T1"> </text:span><text:span text:style-name="T8">ﰂ</text:span></text:p>
      <text:p text:style-name="P8"><text:span text:style-name="T9">ﭒ</text:span><text:span text:style-name="T1"> </text:span><text:span text:style-name="T9">ﭓ</text:span><text:span text:style-name="T1"> </text:span><text:span text:style-name="T9">ﭔ</text:span><text:span text:style-name="T1"> </text:span><text:span text:style-name="T9">ﭕ</text:span><text:span text:style-name="T1"> </text:span><text:span text:style-name="T9">ﭖ</text:span><text:span text:style-name="T1"> </text:span><text:span text:style-name="T9">ﭗ</text:span><text:span text:style-name="T1"> </text:span><text:span text:style-name="T9">ﭘ</text:span><text:span text:style-name="T1"> </text:span><text:span text:style-name="T9">ﭙ</text:span><text:span text:style-name="T1"> </text:span><text:span text:style-name="T9">ﭚﭛ</text:span><text:span text:style-name="T1"> </text:span><text:span text:style-name="T9">ﭜ</text:span><text:span text:style-name="T1"> </text:span><text:span text:style-name="T9">ﭝ</text:span><text:span text:style-name="T1"> </text:span><text:span text:style-name="T9">ﭞ</text:span><text:span text:style-name="T1"> </text:span><text:span text:style-name="T9">ﭟ</text:span><text:span text:style-name="T1"> </text:span><text:span text:style-name="T9">ﭠ</text:span><text:span text:style-name="T1"> </text:span><text:span text:style-name="T9">ﭡ</text:span><text:span text:style-name="T1"> </text:span><text:span text:style-name="T9">ﭢ</text:span><text:span text:style-name="T1"> </text:span><text:span text:style-name="T9">ﭣ</text:span><text:span text:style-name="T1"> </text:span><text:span text:style-name="T9">ﭤ</text:span><text:span text:style-name="T1"> </text:span><text:span text:style-name="T9">ﭥ</text:span><text:span text:style-name="T1"> </text:span><text:span text:style-name="T9">ﭦﭧ</text:span><text:span text:style-name="T1"> </text:span><text:span text:style-name="T9">ﭨ</text:span><text:span text:style-name="T1"> </text:span><text:span text:style-name="T9">ﭩ</text:span><text:span text:style-name="T1"> </text:span><text:span text:style-name="T9">ﭪﭫ</text:span><text:span text:style-name="T1"> </text:span><text:span text:style-name="T9">ﭬ</text:span><text:span text:style-name="T1"> </text:span><text:span text:style-name="T9">ﭭ</text:span><text:span text:style-name="T1"> </text:span><text:span text:style-name="T9">ﭮ</text:span><text:span text:style-name="T1"> </text:span><text:span text:style-name="T9">ﭯ</text:span><text:span text:style-name="T1"> </text:span><text:span text:style-name="T9">ﭰﭱ</text:span><text:span text:style-name="T1"> </text:span><text:span text:style-name="T9">ﭲ</text:span><text:span text:style-name="T1"> </text:span><text:span text:style-name="T9">ﭳ</text:span><text:span text:style-name="T1"> </text:span><text:span text:style-name="T9">ﭴ</text:span><text:span text:style-name="T1"> </text:span><text:span text:style-name="T9">ﭵ</text:span><text:span text:style-name="T1"> </text:span><text:span text:style-name="T9">ﭶ</text:span><text:span text:style-name="T1"> </text:span><text:span text:style-name="T9">ﭷ</text:span><text:span text:style-name="T1"> </text:span><text:span text:style-name="T9">ﭸ</text:span><text:span text:style-name="T1"> </text:span><text:span text:style-name="T9">ﭹ</text:span><text:span text:style-name="T1"> </text:span><text:span text:style-name="T9">ﭺ</text:span><text:span text:style-name="T1"> </text:span><text:span text:style-name="T9">ﭻ</text:span><text:span text:style-name="T1"> </text:span><text:span text:style-name="T9">ﭼ</text:span><text:span text:style-name="T1"> </text:span><text:span text:style-name="T9">ﭽﭾ</text:span><text:span text:style-name="T1"> </text:span><text:span text:style-name="T9">ﭿ</text:span><text:span text:style-name="T1"> </text:span><text:span text:style-name="T9">ﮀ</text:span><text:span text:style-name="T1"> </text:span><text:span text:style-name="T9">ﮁ</text:span><text:span text:style-name="T1"> </text:span><text:span text:style-name="T9">ﮂ</text:span><text:span text:style-name="T1"> </text:span><text:span text:style-name="T9">ﮃ</text:span><text:span text:style-name="T1"> </text:span><text:span text:style-name="T9">ﮄ</text:span><text:span text:style-name="T1"> </text:span><text:span text:style-name="T9">ﮅ</text:span><text:span text:style-name="T1"> </text:span><text:span text:style-name="T9">ﮆ</text:span><text:span text:style-name="T1"> </text:span><text:span text:style-name="T9">ﮇ</text:span><text:span text:style-name="T1"> </text:span><text:span text:style-name="T9">ﮈﮉ</text:span><text:span text:style-name="T1"> </text:span><text:span text:style-name="T9">ﮊ</text:span><text:span text:style-name="T1"> </text:span><text:span text:style-name="T9">ﮋ</text:span><text:span text:style-name="T1"> </text:span><text:span text:style-name="T9">ﮌ</text:span><text:span text:style-name="T1"> </text:span><text:span text:style-name="T9">ﮍ</text:span><text:span text:style-name="T1"> </text:span><text:span text:style-name="T9">ﮎ</text:span><text:span text:style-name="T1"> </text:span><text:span text:style-name="T9">ﮏﮐ</text:span><text:span text:style-name="T1"> </text:span><text:span text:style-name="T9">ﮑ</text:span><text:span text:style-name="T1"> </text:span><text:span text:style-name="T9">ﮒ</text:span><text:span text:style-name="T1"> </text:span><text:span text:style-name="T9">ﮓ</text:span><text:span text:style-name="T1"> </text:span><text:span text:style-name="T9">ﮔ</text:span><text:span text:style-name="T1"> </text:span><text:span text:style-name="T9">ﮕ</text:span><text:span text:style-name="T1"> </text:span><text:span text:style-name="T9">ﮖ</text:span><text:span text:style-name="T1"> </text:span><text:span text:style-name="T9">ﮗ</text:span><text:span text:style-name="T1"> </text:span><text:span text:style-name="T9">ﮘ</text:span><text:span text:style-name="T1"> </text:span><text:span text:style-name="T9">ﮙ</text:span><text:span text:style-name="T1"> </text:span><text:span text:style-name="T9">ﮚ</text:span><text:span text:style-name="T1"> </text:span><text:span text:style-name="T9">ﮛ</text:span><text:span text:style-name="T1"> </text:span><text:span text:style-name="T9">ﮜ</text:span><text:span text:style-name="T1"> </text:span><text:span text:style-name="T9">ﮝ</text:span><text:span text:style-name="T1"> </text:span><text:span text:style-name="T9">ﮞﮟ</text:span><text:span text:style-name="T1"> </text:span><text:span text:style-name="T9">ﮠ</text:span><text:span text:style-name="T1"> </text:span><text:span text:style-name="T9">ﮡ</text:span><text:span text:style-name="T1"> </text:span><text:span text:style-name="T9">ﮢ</text:span><text:span text:style-name="T1"> </text:span><text:span text:style-name="T9">ﮣ</text:span><text:span text:style-name="T1"> </text:span><text:span text:style-name="T9">ﮤ</text:span><text:span text:style-name="T1"> </text:span><text:span text:style-name="T9">ﮥ</text:span><text:span text:style-name="T1"> </text:span><text:span text:style-name="T9">ﮦ</text:span><text:span text:style-name="T1"> </text:span><text:span text:style-name="T9">ﮧ</text:span><text:span text:style-name="T1"> </text:span><text:span text:style-name="T9">ﮨ</text:span><text:span text:style-name="T1"> </text:span><text:span text:style-name="T9">ﮩ</text:span><text:span text:style-name="T1"> </text:span><text:span text:style-name="T9">ﮪ</text:span><text:span text:style-name="T1"> </text:span><text:span text:style-name="T9">ﮫﮬ</text:span><text:span text:style-name="T1"> </text:span><text:span text:style-name="T9">ﮭ</text:span><text:span text:style-name="T1"> </text:span><text:span text:style-name="T9">ﮮ</text:span><text:span text:style-name="T1"> </text:span><text:span text:style-name="T9">ﮯﮰ</text:span><text:span text:style-name="T1"> </text:span><text:span text:style-name="T9">ﮱ</text:span><text:span text:style-name="T1"> </text:span><text:span text:style-name="T9">ﯓ</text:span><text:span text:style-name="T1"> </text:span><text:span text:style-name="T9">ﯔ</text:span><text:span text:style-name="T1"> </text:span><text:span text:style-name="T9">ﯕ</text:span><text:span text:style-name="T1"> </text:span><text:span text:style-name="T9">ﯖ</text:span><text:span text:style-name="T1"> </text:span><text:span text:style-name="T9">ﯗ</text:span><text:span text:style-name="T1"> </text:span><text:span text:style-name="T9">ﯘ</text:span><text:span text:style-name="T1"> </text:span><text:span text:style-name="T9">ﯙ</text:span><text:span text:style-name="T1"> </text:span><text:span text:style-name="T9">ﯚ</text:span><text:span text:style-name="T1"> </text:span><text:span text:style-name="T9">ﯛ</text:span><text:span text:style-name="T1"> </text:span><text:span text:style-name="T9">ﯜﯝ</text:span><text:span text:style-name="T1"> </text:span><text:span text:style-name="T9">ﯞ</text:span><text:span text:style-name="T1"> </text:span><text:span text:style-name="T9">ﯟ</text:span><text:span text:style-name="T1"> </text:span><text:span text:style-name="T9">ﯠ</text:span><text:span text:style-name="T1"> </text:span><text:span text:style-name="T9">ﯡ</text:span><text:span text:style-name="T1"> </text:span><text:span text:style-name="T9">ﯢ</text:span><text:span text:style-name="T1"> </text:span><text:span text:style-name="T9">ﯣﯤ</text:span><text:span text:style-name="T1"> </text:span><text:span text:style-name="T9">ﯥ</text:span><text:span text:style-name="T1"> </text:span><text:span text:style-name="T9">ﯦ</text:span><text:span text:style-name="T1"> </text:span><text:span text:style-name="T9">ﯧ</text:span><text:span text:style-name="T1"> </text:span><text:span text:style-name="T9">ﯨ</text:span><text:span text:style-name="T1"> </text:span><text:span text:style-name="T9">ﯩ</text:span><text:span text:style-name="T1"> </text:span><text:span text:style-name="T9">ﯪ</text:span><text:span text:style-name="T1"> </text:span><text:span text:style-name="T9">ﯫﯬ</text:span><text:span text:style-name="T1"> </text:span><text:span text:style-name="T9">ﯭ</text:span><text:span text:style-name="T1"> </text:span><text:span text:style-name="T9">ﯮ</text:span><text:span text:style-name="T1"> </text:span><text:span text:style-name="T9">ﯯ</text:span><text:span text:style-name="T1"> </text:span><text:span text:style-name="T9">ﯰ</text:span><text:span text:style-name="T1"> </text:span><text:span text:style-name="T9">ﯱ</text:span><text:span text:style-name="T1"> </text:span><text:span text:style-name="T9">ﯲ</text:span><text:span text:style-name="T1"> </text:span><text:span text:style-name="T9">ﯳ</text:span><text:span text:style-name="T1"> </text:span><text:span text:style-name="T9">ﯴ</text:span><text:span text:style-name="T1"> </text:span><text:span text:style-name="T9">ﯵ</text:span><text:span text:style-name="T1"> </text:span><text:span text:style-name="T9">ﯶ</text:span><text:span text:style-name="T1"> </text:span><text:span text:style-name="T9">ﯷﯸ</text:span><text:span text:style-name="T1"> </text:span><text:span text:style-name="T9">ﯹ</text:span><text:span text:style-name="T1"> </text:span><text:span text:style-name="T9">ﯺ</text:span><text:span text:style-name="T1"> </text:span><text:span text:style-name="T9">ﯻ</text:span><text:span text:style-name="T1"> </text:span><text:span text:style-name="T9">ﯼ</text:span><text:span text:style-name="T1"> </text:span><text:span text:style-name="T9">ﯽ</text:span><text:span text:style-name="T1"> </text:span><text:span text:style-name="T9">ﯾ</text:span><text:span text:style-name="T1"> </text:span><text:span text:style-name="T9">ﯿ</text:span><text:span text:style-name="T1"> </text:span><text:span text:style-name="T9">ﰀﰁ</text:span><text:span text:style-name="T1"> </text:span><text:span text:style-name="T9">ﰂ</text:span><text:span text:style-name="T1"> </text:span><text:span text:style-name="T9">ﰃ</text:span><text:span text:style-name="T1"> </text:span><text:span text:style-name="T9">ﰄ</text:span><text:span text:style-name="T1"> </text:span><text:span text:style-name="T9">ﰅ</text:span><text:span text:style-name="T1"> </text:span><text:span text:style-name="T9">ﰆﰇ</text:span><text:span text:style-name="T1"> </text:span><text:span text:style-name="T9">ﰈ</text:span><text:span text:style-name="T1"> </text:span><text:span text:style-name="T9">ﰉ</text:span><text:span text:style-name="T1"> </text:span><text:span text:style-name="T9">ﰊ</text:span><text:span text:style-name="T1"> </text:span><text:span text:style-name="T9">ﰋ</text:span><text:span text:style-name="T1"> </text:span><text:span text:style-name="T9">ﰌ</text:span><text:span text:style-name="T1"> </text:span><text:span text:style-name="T9">ﰍ</text:span><text:span text:style-name="T1"> </text:span><text:span text:style-name="T9">ﰎ</text:span></text:p>
      <text:p text:style-name="P20"><text:span text:style-name="T22">ﮌﮏ</text:span></text:p>
      <text:p text:style-name="P24"><text:span text:style-name="T22">ﭤﭥﭦ</text:span></text:p>
      <text:p text:style-name="P25"><text:span text:style-name="T10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</text:span><text:span text:style-name="T1"> </text:span><text:span text:style-name="T10">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text:span text:style-name="T1"> </text:span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</text:span><text:span text:style-name="T1"> </text:span><text:span text:style-name="T10">ﭴ</text:span><text:span text:style-name="T1"> </text:span><text:span text:style-name="T10">ﭵﭶ</text:span><text:span text:style-name="T1"> </text:span><text:span text:style-name="T10">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</text:span><text:span text:style-name="T1"> </text:span><text:span text:style-name="T10">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</text:span><text:span text:style-name="T1"> </text:span><text:span text:style-name="T10">ﮎﮏ</text:span><text:span text:style-name="T1"> </text:span><text:span text:style-name="T10">ﮐ</text:span><text:span text:style-name="T1"> </text:span><text:span text:style-name="T10">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</text:span><text:span text:style-name="T1"> </text:span><text:span text:style-name="T10">ﮚ</text:span><text:span text:style-name="T1"> </text:span><text:span text:style-name="T10">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</text:span><text:span text:style-name="T1"> </text:span><text:span text:style-name="T10">ﮟ</text:span><text:span text:style-name="T1"> </text:span><text:span text:style-name="T10">ﮠ</text:span><text:span text:style-name="T1"> </text:span><text:span text:style-name="T10">ﮡ</text:span><text:span text:style-name="T1"> </text:span><text:span text:style-name="T10">ﮢ</text:span><text:span text:style-name="T1"> </text:span><text:span text:style-name="T10">ﮣ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/text:p>
      <text:p text:style-name="P25"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</text:span><text:span text:style-name="T1"> </text:span><text:span text:style-name="T10">ﯡ</text:span><text:span text:style-name="T1"> </text:span><text:span text:style-name="T10">ﯢ</text:span><text:span text:style-name="T1"> </text:span><text:span text:style-name="T10">ﯣﯤ</text:span><text:span text:style-name="T1"> </text:span><text:span text:style-name="T10">ﯥ</text:span><text:span text:style-name="T1"> </text:span><text:span text:style-name="T10">ﯦ</text:span><text:span text:style-name="T1"> </text:span><text:span text:style-name="T10">ﯧ</text:span><text:span text:style-name="T1"> </text:span><text:span text:style-name="T10">ﯨ</text:span><text:span text:style-name="T1"> </text:span><text:span text:style-name="T10">ﯩ</text:span><text:span text:style-name="T1"> </text:span><text:span text:style-name="T10">ﯪ</text:span><text:span text:style-name="T1"> </text:span><text:span text:style-name="T10">ﯫ</text:span><text:span text:style-name="T1"> </text:span><text:span text:style-name="T10">ﯬ</text:span><text:span text:style-name="T1"> </text:span><text:span text:style-name="T10">ﯭ</text:span><text:span text:style-name="T1"> </text:span><text:span text:style-name="T10">ﯮ</text:span><text:span text:style-name="T1"> </text:span><text:span text:style-name="T10">ﯯ</text:span><text:span text:style-name="T1"> </text:span><text:span text:style-name="T10">ﯰ</text:span><text:span text:style-name="T1"> </text:span><text:span text:style-name="T10">ﯱ</text:span><text:span text:style-name="T1"> </text:span><text:span text:style-name="T10">ﯲ</text:span><text:span text:style-name="T1"> </text:span><text:span text:style-name="T10">ﯳ</text:span><text:span text:style-name="T1"> </text:span><text:span text:style-name="T10">ﯴ</text:span><text:span text:style-name="T1"> </text:span><text:span text:style-name="T10">ﯵ</text:span><text:span text:style-name="T1"> </text:span><text:span text:style-name="T10">ﯶﯷ</text:span><text:span text:style-name="T1"> </text:span><text:span text:style-name="T10">ﯸ</text:span><text:span text:style-name="T1"> </text:span><text:span text:style-name="T10">ﯹ</text:span><text:span text:style-name="T1"> </text:span><text:span text:style-name="T10">ﯺ</text:span><text:span text:style-name="T1"> </text:span><text:span text:style-name="T10">ﯻ</text:span><text:span text:style-name="T1"> </text:span><text:span text:style-name="T10">ﯼ</text:span><text:span text:style-name="T1"> </text:span><text:span text:style-name="T10">ﯽ</text:span><text:span text:style-name="T1"> </text:span><text:span text:style-name="T10">ﯾ</text:span><text:span text:style-name="T1"> </text:span><text:span text:style-name="T10">ﯿ</text:span><text:span text:style-name="T1"> </text:span><text:span text:style-name="T10">ﰀ</text:span><text:span text:style-name="T1"> </text:span><text:span text:style-name="T10">ﰁ</text:span><text:span text:style-name="T1"> </text:span><text:span text:style-name="T10">ﰂ</text:span><text:span text:style-name="T1"> </text:span><text:span text:style-name="T10">ﰃﰄ</text:span><text:span text:style-name="T1"> </text:span><text:span text:style-name="T10">ﰅ</text:span><text:span text:style-name="T1"> </text:span><text:span text:style-name="T10">ﰆ</text:span><text:span text:style-name="T1"> </text:span><text:span text:style-name="T10">ﰇ</text:span><text:span text:style-name="T1"> </text:span><text:span text:style-name="T10">ﰈ</text:span><text:span text:style-name="T1"> </text:span><text:span text:style-name="T10">ﰉ</text:span><text:span text:style-name="T1"> </text:span><text:span text:style-name="T10">ﰊ</text:span></text:p>
      <text:p text:style-name="P9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</text:span><text:span text:style-name="T1"> </text:span><text:span text:style-name="T11">ﭜ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</text:span><text:span text:style-name="T1"> </text:span><text:span text:style-name="T11">ﭨ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ﭻ</text:span><text:span text:style-name="T1"> </text:span><text:span text:style-name="T11">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ﮆ</text:span><text:span text:style-name="T1"> </text:span><text:span text:style-name="T11">ﮇ</text:span><text:span text:style-name="T1"> </text:span><text:span text:style-name="T11">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/text:p>
      <text:p text:style-name="P10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/text:p>
      <text:p text:style-name="P21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/text:p>
      <text:p text:style-name="P26"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text:s text:c="3"/>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ﮙ</text:span><text:span text:style-name="T1"> </text:span><text:span text:style-name="T13">ﮚ</text:span><text:span text:style-name="T1"> </text:span><text:span text:style-name="T13">ﮛ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</text:span><text:span text:style-name="T1"> </text:span><text:span text:style-name="T13">ﰊ</text:span><text:span text:style-name="T1"> </text:span><text:span text:style-name="T13">ﰋ</text:span><text:span text:style-name="T1"> </text:span><text:span text:style-name="T13">ﰌﰍ</text:span><text:span text:style-name="T1"> </text:span><text:span text:style-name="T13">ﰎ</text:span><text:span text:style-name="T1"> </text:span><text:span text:style-name="T13">ﰏ</text:span><text:span text:style-name="T1"> </text:span><text:span text:style-name="T13">ﰐ</text:span><text:span text:style-name="T1"> </text:span><text:span text:style-name="T13">ﰑ</text:span><text:span text:style-name="T1"> </text:span><text:span text:style-name="T13">ﰒ</text:span><text:span text:style-name="T1"> </text:span><text:span text:style-name="T13">ﰓ</text:span></text:p>
      <text:p text:style-name="P11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text:span text:style-name="T1"> </text:span><text:span text:style-name="T14">ﰀ</text:span><text:span text:style-name="T1"> </text:span><text:span text:style-name="T14">ﰁﰂ</text:span><text:span text:style-name="T1"> </text:span><text:span text:style-name="T14">ﰃ</text:span><text:span text:style-name="T1"> </text:span><text:span text:style-name="T14">ﰄ</text:span><text:span text:style-name="T1"> </text:span><text:span text:style-name="T14">ﰅ</text:span><text:span text:style-name="T1"> </text:span><text:span text:style-name="T14">ﰆ</text:span><text:span text:style-name="T1"> </text:span><text:span text:style-name="T14">ﰇﰈ</text:span><text:span text:style-name="T1"> </text:span><text:span text:style-name="T14">ﰉ</text:span><text:span text:style-name="T1"> </text:span><text:span text:style-name="T14">ﰊ</text:span><text:span text:style-name="T1"> </text:span><text:span text:style-name="T14">ﰋ</text:span><text:span text:style-name="T1"> </text:span><text:span text:style-name="T14">ﰌ</text:span><text:span text:style-name="T1"> </text:span><text:span text:style-name="T14">ﰍﰎ</text:span><text:span text:style-name="T1"> </text:span><text:span text:style-name="T14">ﰏ</text:span><text:span text:style-name="T1"> </text:span><text:span text:style-name="T14">ﰐ</text:span><text:span text:style-name="T1"> </text:span><text:span text:style-name="T14">ﰑ</text:span><text:span text:style-name="T1"> </text:span><text:span text:style-name="T14">ﰒ</text:span><text:span text:style-name="T1"> </text:span><text:span text:style-name="T14">ﰓ</text:span><text:span text:style-name="T1"> </text:span><text:span text:style-name="T14">ﰔ</text:span><text:span text:style-name="T1"> </text:span><text:span text:style-name="T14">ﰕ</text:span><text:span text:style-name="T1"> </text:span><text:span text:style-name="T14">ﰖ</text:span></text:p>
      <text:p text:style-name="P12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/text:p>
      <text:p text:style-name="P13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ﯶ</text:span><text:span text:style-name="T1"> </text:span><text:span text:style-name="T16">ﯷ</text:span><text:span text:style-name="T1"> </text:span><text:span text:style-name="T16">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text:span text:style-name="T1"> </text:span><text:span text:style-name="T16">ﯿ</text:span><text:span text:style-name="T1"> </text:span><text:span text:style-name="T16">ﰀ</text:span><text:span text:style-name="T1"> </text:span><text:span text:style-name="T16">ﰁ</text:span></text:p>
      <text:p text:style-name="P14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</text:span><text:span text:style-name="T1"> </text:span><text:span text:style-name="T17">ﯷ</text:span><text:span text:style-name="T1"> </text:span><text:span text:style-name="T17">ﯸ</text:span><text:span text:style-name="T1"> </text:span><text:span text:style-name="T17">ﯹ</text:span></text:p>
      <text:p text:style-name="P22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/text:p>
      <text:p text:style-name="P27"><text:span text:style-name="T1"><text:s/>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/text:p>
      <text:p text:style-name="P27"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text:span text:style-name="T1"> </text:span><text:span text:style-name="T18">ﰆ</text:span></text:p>
      <text:p text:style-name="P15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</text:span><text:span text:style-name="T1"> </text:span><text:span text:style-name="T19">ﰆ</text:span><text:span text:style-name="T1"> </text:span><text:span text:style-name="T19">ﰇ</text:span><text:span text:style-name="T1"> </text:span><text:span text:style-name="T19">ﰈ</text:span></text:p>
      <text:p text:style-name="P23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/text:p>
      <text:p text:style-name="P28"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/text:p>
      <text:p text:style-name="P28"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ﯖ</text:span><text:span text:style-name="T1"> </text:span><text:span text:style-name="T20">ﯗ</text:span><text:span text:style-name="T1"> </text:span><text:span text:style-name="T20">ﯘ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/text:p>
      <text:p text:style-name="P16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2" svg:font-family="MSI_Z042" style:font-pitch="variable"/>
    <style:font-face style:name="MSI_Z043" svg:font-family="MSI_Z043" style:font-pitch="variable"/>
    <style:font-face style:name="MSI_Z044" svg:font-family="MSI_Z044" style:font-pitch="variable"/>
    <style:font-face style:name="MSI_Z045" svg:font-family="MSI_Z045" style:font-pitch="variable"/>
    <style:font-face style:name="MSI_Z046" svg:font-family="MSI_Z046" style:font-pitch="variable"/>
    <style:font-face style:name="MSI_Z047" svg:font-family="MSI_Z047" style:font-pitch="variable"/>
    <style:font-face style:name="MSI_Z048" svg:font-family="MSI_Z048" style:font-pitch="variable"/>
    <style:font-face style:name="MSI_Z049" svg:font-family="MSI_Z049" style:font-pitch="variable"/>
    <style:font-face style:name="MSI_Z050" svg:font-family="MSI_Z050" style:font-pitch="variable"/>
    <style:font-face style:name="MSI_Z051" svg:font-family="MSI_Z051" style:font-pitch="variable"/>
    <style:font-face style:name="MSI_Z052" svg:font-family="MSI_Z052" style:font-pitch="variable"/>
    <style:font-face style:name="MSI_Z053" svg:font-family="MSI_Z053" style:font-pitch="variable"/>
    <style:font-face style:name="MSI_Z054" svg:font-family="MSI_Z054" style:font-pitch="variable"/>
    <style:font-face style:name="MSI_Z055" svg:font-family="MSI_Z055" style:font-pitch="variable"/>
    <style:font-face style:name="MSI_Z056" svg:font-family="MSI_Z056" style:font-pitch="variable"/>
    <style:font-face style:name="MSI_Z057" svg:font-family="MSI_Z057" style:font-pitch="variable"/>
    <style:font-face style:name="MSI_Z058" svg:font-family="MSI_Z058" style:font-pitch="variable"/>
    <style:font-face style:name="MSI_Z059" svg:font-family="MSI_Z059" style:font-pitch="variable"/>
    <style:font-face style:name="MSI_Z060" svg:font-family="MSI_Z060" style:font-pitch="variable"/>
    <style:font-face style:name="MSI_Z061" svg:font-family="MSI_Z061" style:font-pitch="variable"/>
    <style:font-face style:name="Liberation Serif" svg:font-family="'Liberation Serif'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QCF_P042" svg:font-family="QCF_P042" style:font-family-generic="roman" style:font-pitch="variable"/>
    <style:font-face style:name="QCF_P043" svg:font-family="QCF_P043" style:font-family-generic="roman" style:font-pitch="variable"/>
    <style:font-face style:name="QCF_P044" svg:font-family="QCF_P044" style:font-family-generic="roman" style:font-pitch="variable"/>
    <style:font-face style:name="QCF_P045" svg:font-family="QCF_P045" style:font-family-generic="roman" style:font-pitch="variable"/>
    <style:font-face style:name="QCF_P046" svg:font-family="QCF_P046" style:font-family-generic="roman" style:font-pitch="variable"/>
    <style:font-face style:name="QCF_P047" svg:font-family="QCF_P047" style:font-family-generic="roman" style:font-pitch="variable"/>
    <style:font-face style:name="QCF_P048" svg:font-family="QCF_P048" style:font-family-generic="roman" style:font-pitch="variable"/>
    <style:font-face style:name="QCF_P049" svg:font-family="QCF_P049" style:font-family-generic="roman" style:font-pitch="variable"/>
    <style:font-face style:name="QCF_P050" svg:font-family="QCF_P050" style:font-family-generic="roman" style:font-pitch="variable"/>
    <style:font-face style:name="QCF_P051" svg:font-family="QCF_P051" style:font-family-generic="roman" style:font-pitch="variable"/>
    <style:font-face style:name="QCF_P052" svg:font-family="QCF_P052" style:font-family-generic="roman" style:font-pitch="variable"/>
    <style:font-face style:name="QCF_P053" svg:font-family="QCF_P053" style:font-family-generic="roman" style:font-pitch="variable"/>
    <style:font-face style:name="QCF_P054" svg:font-family="QCF_P054" style:font-family-generic="roman" style:font-pitch="variable"/>
    <style:font-face style:name="QCF_P055" svg:font-family="QCF_P055" style:font-family-generic="roman" style:font-pitch="variable"/>
    <style:font-face style:name="QCF_P056" svg:font-family="QCF_P056" style:font-family-generic="roman" style:font-pitch="variable"/>
    <style:font-face style:name="QCF_P057" svg:font-family="QCF_P057" style:font-family-generic="roman" style:font-pitch="variable"/>
    <style:font-face style:name="QCF_P058" svg:font-family="QCF_P058" style:font-family-generic="roman" style:font-pitch="variable"/>
    <style:font-face style:name="QCF_P059" svg:font-family="QCF_P059" style:font-family-generic="roman" style:font-pitch="variable"/>
    <style:font-face style:name="QCF_P060" svg:font-family="QCF_P060" style:font-family-generic="roman" style:font-pitch="variable"/>
    <style:font-face style:name="QCF_P061" svg:font-family="QCF_P0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3-13T11:31:09.013620527</dc:date>
    <meta:editing-duration>PT3H57M8S</meta:editing-duration>
    <meta:editing-cycles>51</meta:editing-cycles>
    <meta:generator>LibreOffice/6.4.0.3$Linux_X86_64 LibreOffice_project/b0a288ab3d2d4774cb44b62f04d5d28733ac6df8</meta:generator>
    <meta:document-statistic meta:table-count="0" meta:image-count="0" meta:object-count="0" meta:page-count="21" meta:paragraph-count="32" meta:word-count="2741" meta:character-count="5647" meta:non-whitespace-character-count="2926"/>
  </office:meta>
</office:document-meta>
</file>